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layout-cache" manifest:media-type="application/binary"/>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Arial Unicode MS1" svg:font-family="'Arial Unicode MS'" style:font-family-generic="swiss"/>
    <style:font-face style:name="Courier New1"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348cm" fo:margin-left="-0.436cm" fo:margin-top="0cm" fo:margin-bottom="0cm" table:align="left" style:writing-mode="lr-tb"/>
    </style:style>
    <style:style style:name="Table1.A" style:family="table-column">
      <style:table-column-properties style:column-width="2.434cm"/>
    </style:style>
    <style:style style:name="Table1.B" style:family="table-column">
      <style:table-column-properties style:column-width="1.164cm"/>
    </style:style>
    <style:style style:name="Table1.C" style:family="table-column">
      <style:table-column-properties style:column-width="1.159cm"/>
    </style:style>
    <style:style style:name="Table1.D" style:family="table-column">
      <style:table-column-properties style:column-width="1.161cm"/>
    </style:style>
    <style:style style:name="Table1.I" style:family="table-column">
      <style:table-column-properties style:column-width="1.157cm"/>
    </style:style>
    <style:style style:name="Table1.1" style:family="table-row">
      <style:table-row-properties style:min-row-height="2.284cm" fo:keep-together="always"/>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fo:padding-left="0.191cm" fo:padding-right="0.191cm" fo:padding-top="0cm" fo:padding-bottom="0cm" fo:border="0.5pt solid #000000" loext:writing-mode="bt-lr"/>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Heading_20_1">
      <style:paragraph-properties fo:text-align="justify" style:justify-single-word="false" fo:break-before="page"/>
      <style:text-properties fo:language="en" fo:country="IN"/>
    </style:style>
    <style:style style:name="P4" style:family="paragraph" style:parent-style-name="Heading_20_2">
      <style:paragraph-properties fo:text-align="justify" style:justify-single-word="false"/>
      <style:text-properties fo:language="en" fo:country="IN"/>
    </style:style>
    <style:style style:name="P5" style:family="paragraph" style:parent-style-name="Heading_20_3">
      <style:paragraph-properties fo:text-align="justify" style:justify-single-word="false"/>
      <style:text-properties fo:language="en" fo:country="IN"/>
    </style:style>
    <style:style style:name="P6" style:family="paragraph" style:parent-style-name="Heading_20_4">
      <style:text-properties fo:language="en" fo:country="IN"/>
    </style:style>
    <style:style style:name="P7" style:family="paragraph" style:parent-style-name="Heading_20_4">
      <style:paragraph-properties fo:text-align="justify" style:justify-single-word="false"/>
      <style:text-properties fo:language="en" fo:country="IN"/>
    </style:style>
    <style:style style:name="P8" style:family="paragraph" style:parent-style-name="List_20_Paragraph">
      <style:paragraph-properties fo:margin-left="0.635cm" fo:margin-right="0cm" fo:text-align="justify" style:justify-single-word="false" fo:text-indent="0cm" style:auto-text-indent="false"/>
      <style:text-properties fo:language="en" fo:country="IN"/>
    </style:style>
    <style:style style:name="P9"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style:letter-kerning="false" style:font-name-asian="Calibri2" style:font-size-asian="11pt" style:language-asian="en" style:country-asian="US" style:font-weight-asian="bold" style:font-name-complex="Mangal" style:font-size-complex="11pt" style:language-complex="ar" style:country-complex="SA"/>
    </style:style>
    <style:style style:name="P10"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style:letter-kerning="false" style:font-name-asian="Calibri2" style:font-size-asian="11pt" style:language-asian="en" style:country-asian="US" style:font-name-complex="Mangal" style:font-size-complex="11pt" style:language-complex="ar" style:country-complex="SA"/>
    </style:style>
    <style:style style:name="P11" style:family="paragraph" style:parent-style-name="List_20_Paragraph">
      <loext:graphic-properties draw:fill="solid" draw:fill-color="#ffffff"/>
      <style:paragraph-properties fo:margin-left="0cm" fo:margin-right="0cm" fo:margin-top="0cm" fo:margin-bottom="0cm" style:contextual-spacing="true" fo:line-height="100%" fo:text-align="justify" style:justify-single-word="false" fo:text-indent="0cm" style:auto-text-indent="false" fo:background-color="#ffffff"/>
      <style:text-properties fo:language="en" fo:country="IN"/>
    </style:style>
    <style:style style:name="P12" style:family="paragraph" style:parent-style-name="List_20_Paragraph">
      <style:paragraph-properties fo:margin-left="0cm" fo:margin-right="0cm" fo:text-align="justify" style:justify-single-word="false" fo:text-indent="0cm" style:auto-text-indent="false"/>
      <style:text-properties fo:language="en" fo:country="IN"/>
    </style:style>
    <style:style style:name="P13" style:family="paragraph" style:parent-style-name="List_20_Paragraph">
      <style:paragraph-properties fo:margin-left="0.199cm" fo:margin-right="0.199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style:letter-kerning="false" style:font-name-asian="Calibri2" style:font-size-asian="11pt" style:language-asian="en" style:country-asian="US" style:font-weight-asian="bold" style:font-name-complex="Mangal" style:font-size-complex="11pt" style:language-complex="ar" style:country-complex="SA"/>
    </style:style>
    <style:style style:name="P14" style:family="paragraph" style:parent-style-name="List_20_Paragraph">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15" style:family="paragraph" style:parent-style-name="Standard">
      <style:text-properties fo:language="en" fo:country="IN"/>
    </style:style>
    <style:style style:name="P16" style:family="paragraph" style:parent-style-name="Standard">
      <style:paragraph-properties fo:text-align="justify" style:justify-single-word="false"/>
      <style:text-properties fo:language="en" fo:country="IN"/>
    </style:style>
    <style:style style:name="P17" style:family="paragraph" style:parent-style-name="Standard">
      <style:paragraph-properties fo:text-align="justify" style:justify-single-word="false"/>
      <style:text-properties fo:language="en" fo:country="IN" officeooo:paragraph-rsid="00204de4"/>
    </style:style>
    <style:style style:name="P18" style:family="paragraph" style:parent-style-name="Standard">
      <style:paragraph-properties fo:text-align="justify" style:justify-single-word="false"/>
      <style:text-properties fo:language="en" fo:country="IN" officeooo:paragraph-rsid="00227c7b"/>
    </style:style>
    <style:style style:name="P19" style:family="paragraph" style:parent-style-name="Standard">
      <style:paragraph-properties fo:text-align="justify" style:justify-single-word="false"/>
      <style:text-properties fo:language="en" fo:country="IN" officeooo:paragraph-rsid="0024f2dd"/>
    </style:style>
    <style:style style:name="P20" style:family="paragraph" style:parent-style-name="Standard">
      <style:paragraph-properties fo:text-align="justify" style:justify-single-word="false"/>
      <style:text-properties fo:language="en" fo:country="IN" officeooo:paragraph-rsid="00265ce8"/>
    </style:style>
    <style:style style:name="P21" style:family="paragraph" style:parent-style-name="Standard">
      <style:text-properties fo:language="en" fo:country="IN" officeooo:rsid="0024f2dd" officeooo:paragraph-rsid="0024f2dd"/>
    </style:style>
    <style:style style:name="P22" style:family="paragraph" style:parent-style-name="Standard">
      <style:paragraph-properties fo:text-align="justify" style:justify-single-word="false"/>
      <style:text-properties fo:language="en" fo:country="IN" fo:font-weight="bold" officeooo:paragraph-rsid="00265ce8" style:font-weight-asian="bold" style:font-weight-complex="bold"/>
    </style:style>
    <style:style style:name="P23" style:family="paragraph" style:parent-style-name="Standard">
      <style:paragraph-properties fo:text-align="justify" style:justify-single-word="false"/>
      <style:text-properties fo:language="en" fo:country="IN" officeooo:rsid="002b9123" officeooo:paragraph-rsid="002b9123"/>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023e12f"/>
    </style:style>
    <style:style style:name="P26" style:family="paragraph" style:parent-style-name="Standard">
      <style:paragraph-properties fo:text-align="justify" style:justify-single-word="false"/>
      <style:text-properties officeooo:paragraph-rsid="0027b04f"/>
    </style:style>
    <style:style style:name="P27" style:family="paragraph" style:parent-style-name="Standard">
      <style:paragraph-properties fo:text-align="justify" style:justify-single-word="false"/>
      <style:text-properties officeooo:paragraph-rsid="0024f2dd"/>
    </style:style>
    <style:style style:name="P28" style:family="paragraph" style:parent-style-name="Standard">
      <style:paragraph-properties fo:text-align="justify" style:justify-single-word="false"/>
      <style:text-properties officeooo:paragraph-rsid="00265ce8"/>
    </style:style>
    <style:style style:name="P29" style:family="paragraph" style:parent-style-name="Standard">
      <style:paragraph-properties fo:text-align="justify" style:justify-single-word="false"/>
      <style:text-properties officeooo:paragraph-rsid="002b9123"/>
    </style:style>
    <style:style style:name="P30"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Calibri" fo:font-size="11pt" fo:language="en" fo:country="IN" style:letter-kerning="false" style:font-name-asian="Calibri2" style:font-size-asian="11pt" style:language-asian="en" style:country-asian="US" style:font-name-complex="Mangal" style:font-size-complex="11pt" style:language-complex="ar" style:country-complex="SA"/>
    </style:style>
    <style:style style:name="P31" style:family="paragraph" style:parent-style-name="Standard">
      <style:paragraph-properties fo:margin-top="0cm" fo:margin-bottom="0cm" style:contextual-spacing="false" fo:line-height="100%" fo:text-align="justify" style:justify-single-word="false"/>
      <style:text-properties fo:language="en" fo:country="IN"/>
    </style:style>
    <style:style style:name="P32"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language="en" fo:country="IN"/>
    </style:style>
    <style:style style:name="P33"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text-indent="0.088cm" style:auto-text-indent="false" fo:background-color="#ffffff"/>
      <style:text-properties fo:language="en" fo:country="IN"/>
    </style:style>
    <style:style style:name="P34" style:family="paragraph" style:parent-style-name="Standard">
      <loext:graphic-properties draw:fill="solid" draw:fill-color="#ffffff"/>
      <style:paragraph-properties fo:margin-left="1.27cm" fo:margin-right="0cm" fo:margin-top="0cm" fo:margin-bottom="0cm" style:contextual-spacing="false" fo:line-height="100%" fo:text-align="justify" style:justify-single-word="false" fo:text-indent="0cm" style:auto-text-indent="false" fo:background-color="#ffffff"/>
      <style:text-properties fo:language="en" fo:country="IN"/>
    </style:style>
    <style:style style:name="P35" style:family="paragraph" style:parent-style-name="Heading_20_4">
      <style:text-properties fo:language="en" fo:country="IN" officeooo:rsid="0024f2dd" officeooo:paragraph-rsid="0024f2dd"/>
    </style:style>
    <style:style style:name="P36" style:family="paragraph" style:parent-style-name="List_20_Paragraph" style:list-style-name="WWNum96">
      <style:paragraph-properties fo:text-align="justify" style:justify-single-word="false"/>
      <style:text-properties fo:language="en" fo:country="IN"/>
    </style:style>
    <style:style style:name="P37" style:family="paragraph" style:parent-style-name="List_20_Paragraph" style:list-style-name="WWNum96">
      <style:paragraph-properties fo:text-align="justify" style:justify-single-word="false"/>
      <style:text-properties fo:language="en" fo:country="IN" officeooo:paragraph-rsid="001d9b5c"/>
    </style:style>
    <style:style style:name="P38" style:family="paragraph" style:parent-style-name="List_20_Paragraph" style:list-style-name="WWNum18">
      <style:paragraph-properties fo:text-align="justify" style:justify-single-word="false"/>
      <style:text-properties fo:language="en" fo:country="IN"/>
    </style:style>
    <style:style style:name="P39" style:family="paragraph" style:parent-style-name="List_20_Paragraph" style:list-style-name="WWNum6">
      <style:paragraph-properties fo:text-align="justify" style:justify-single-word="false"/>
      <style:text-properties fo:language="en" fo:country="IN"/>
    </style:style>
    <style:style style:name="P40" style:family="paragraph" style:parent-style-name="List_20_Paragraph" style:list-style-name="WWNum12">
      <style:paragraph-properties fo:text-align="justify" style:justify-single-word="false"/>
      <style:text-properties fo:language="en" fo:country="IN"/>
    </style:style>
    <style:style style:name="P41" style:family="paragraph" style:parent-style-name="List_20_Paragraph" style:list-style-name="WWNum96">
      <style:paragraph-properties fo:text-align="justify" style:justify-single-word="false"/>
      <style:text-properties fo:language="en" fo:country="IN" officeooo:rsid="001d9b5c" officeooo:paragraph-rsid="001d9b5c"/>
    </style:style>
    <style:style style:name="P42" style:family="paragraph" style:parent-style-name="List_20_Paragraph" style:list-style-name="WWNum30">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43" style:family="paragraph" style:parent-style-name="List_20_Paragraph" style:list-style-name="WWNum26">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44" style:family="paragraph" style:parent-style-name="List_20_Paragraph" style:list-style-name="WWNum27">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45" style:family="paragraph" style:parent-style-name="List_20_Paragraph" style:list-style-name="WWNum28">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46" style:family="paragraph" style:parent-style-name="List_20_Paragraph" style:list-style-name="WWNum29">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47" style:family="paragraph" style:parent-style-name="Standard">
      <style:paragraph-properties fo:text-align="justify" style:justify-single-word="false"/>
      <style:text-properties fo:language="en" fo:country="IN" officeooo:rsid="0024769b" officeooo:paragraph-rsid="0024769b"/>
    </style:style>
    <style:style style:name="P48" style:family="paragraph" style:parent-style-name="Standard">
      <style:paragraph-properties fo:text-align="justify" style:justify-single-word="false"/>
      <style:text-properties fo:language="en" fo:country="IN" officeooo:rsid="002b9123" officeooo:paragraph-rsid="002b9123"/>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323e4f" loext:opacity="100%" fo:font-size="12pt" style:font-size-asian="12pt" style:font-size-complex="12pt"/>
    </style:style>
    <style:style style:name="T4" style:family="text">
      <style:text-properties officeooo:rsid="001bc1c2"/>
    </style:style>
    <style:style style:name="T5" style:family="text">
      <style:text-properties fo:color="#2e74b5" loext:opacity="100%" style:font-name="Calibri Light" fo:font-size="16pt" officeooo:rsid="001bc1c2" style:font-size-asian="16pt" style:font-name-complex="Mangal" style:font-size-complex="16pt"/>
    </style:style>
    <style:style style:name="T6" style:family="text">
      <style:text-properties officeooo:rsid="001d9b5c"/>
    </style:style>
    <style:style style:name="T7" style:family="text">
      <style:text-properties officeooo:rsid="001f0e10"/>
    </style:style>
    <style:style style:name="T8" style:family="text">
      <style:text-properties officeooo:rsid="00204de4"/>
    </style:style>
    <style:style style:name="T9" style:family="text">
      <style:text-properties officeooo:rsid="002237b9"/>
    </style:style>
    <style:style style:name="T10" style:family="text">
      <style:text-properties officeooo:rsid="00227c7b"/>
    </style:style>
    <style:style style:name="T11" style:family="text">
      <style:text-properties officeooo:rsid="0023e12f"/>
    </style:style>
    <style:style style:name="T12" style:family="text">
      <style:text-properties officeooo:rsid="0027b04f"/>
    </style:style>
    <style:style style:name="T13" style:family="text">
      <style:text-properties officeooo:rsid="0024f2dd"/>
    </style:style>
    <style:style style:name="T14" style:family="text">
      <style:text-properties officeooo:rsid="002970a6"/>
    </style:style>
    <style:style style:name="T15" style:family="text">
      <style:text-properties fo:language="en" fo:country="IN"/>
    </style:style>
    <style:style style:name="T16" style:family="text">
      <style:text-properties fo:language="en" fo:country="IN" officeooo:rsid="002970a6"/>
    </style:style>
    <style:style style:name="T17" style:family="text">
      <style:text-properties fo:language="en" fo:country="IN" officeooo:rsid="0024769b"/>
    </style:style>
    <style:style style:name="T18" style:family="text">
      <style:text-properties fo:language="en" fo:country="IN" officeooo:rsid="0023e12f"/>
    </style:style>
    <style:style style:name="T19" style:family="text">
      <style:text-properties fo:language="en" fo:country="IN" officeooo:rsid="00299b44"/>
    </style:style>
    <style:style style:name="T20" style:family="text">
      <style:text-properties fo:language="en" fo:country="IN" officeooo:rsid="0027b04f"/>
    </style:style>
    <style:style style:name="T21" style:family="text">
      <style:text-properties fo:language="en" fo:country="IN" officeooo:rsid="0024f2dd"/>
    </style:style>
    <style:style style:name="T22" style:family="text">
      <style:text-properties fo:language="en" fo:country="IN" officeooo:rsid="002b9123"/>
    </style:style>
    <style:style style:name="T23" style:family="text">
      <style:text-properties fo:language="en" fo:country="IN" officeooo:rsid="002c8b46"/>
    </style:style>
    <style:style style:name="T24" style:family="text">
      <style:text-properties officeooo:rsid="00265ce8"/>
    </style:style>
    <style:style style:name="T25" style:family="text">
      <style:text-properties officeooo:rsid="00279bff"/>
    </style:style>
    <style:style style:name="fr1"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4">Means and </text:span>Instruments <text:span text:style-name="T5">for</text:span> a successful subscription business</text:h>
      <text:p text:style-name="P15"/>
      <text:p text:style-name="P16"><text:span text:style-name="T4">In order to meet the </text:span>objectives set <text:span text:style-name="T4">for a</text:span> merchant to set up <text:span text:style-name="T4">and execute </text:span>a successful subscription business, we will discuss the <text:span text:style-name="T4">mechanisms/means/</text:span>instruments to help achieve those objectives.</text:p>
      <text:p text:style-name="P16"/>
      <text:h text:style-name="P5" text:outline-level="3">Business Forecasting</text:h>
      <text:p text:style-name="P15"/>
      <text:p text:style-name="P16"><text:span text:style-name="T4">P</text:span>recise planning <text:span text:style-name="T4">and tracking of business through various important business parameters, is the epitome of successful business execution strategy and</text:span> business forecasting plays most significant use in this. <text:span text:style-name="T4">Forecasting is the process of predicting near/far future state of business based on current business state expressed in the form of number of business parameters. </text:span><text:span text:style-name="T6">It is not just a speculation of future business state but a mathematical model based probabilistic determination of future state through carefully selecting all those business parameters which are going to impact business <text:s/>positively or negatively. This is achieved through following.</text:span></text:p>
      <text:list xml:id="list1849323716" text:style-name="WWNum96">
        <text:list-item>
          <text:p text:style-name="P37">Determine appropriate business entities to forecast. </text:p>
        </text:list-item>
        <text:list-item>
          <text:p text:style-name="P41">For each entity, determine the high impacting parameters to be included in mathematical model. </text:p>
        </text:list-item>
        <text:list-item>
          <text:p text:style-name="P37"><text:span text:style-name="T6">Make</text:span> a precise forecasts for each of the <text:span text:style-name="T6">entities</text:span> based on available historical data. <text:span text:style-name="T6">When starting the business we can start with manual forecast based on expert judgement, which need not be very precise. We will se why in next steps.</text:span></text:p>
        </text:list-item>
        <text:list-item>
          <text:p text:style-name="P36"><text:span text:style-name="T7">Analyse the</text:span> forecasts to make decisions <text:span text:style-name="T7">appropriate to achieve</text:span> a win-win situation for the customer as well as to the merchant. <text:span text:style-name="T7">The analysis can be through manual assessment of the predictions or through sophisticated analytic tools. Same applies for decision making, it can be either experts opinions or machine generate judgements. The decisions should not only limited to the “what to do” nature but also up to “how/how much to implement/change”.</text:span></text:p>
        </text:list-item>
        <text:list-item>
          <text:p text:style-name="P36"><text:span text:style-name="T7">Forecasts are not eternal in nature and are subject to changes depending upon the external environmental factors, competition, customer satisfaction etc. Hence is essential to</text:span> repetitively introspect the forecasts and associated decisions in the lights of changing business trends, seasonal behaviour, influence of trend of one product on others etc. and correct them so as to avoid <text:span text:style-name="T7">negative consequences of following stale forecasts.</text:span></text:p>
        </text:list-item>
      </text:list>
      <text:p text:style-name="P16">Let’s <text:span text:style-name="T7">start with</text:span> possible forecasting techniques, which can be applied so as to obtain close to precise forecasts. Some popularly used forecasting techniques include Time series analysis, Regression Analysis or <text:span text:style-name="T7">M</text:span>achine <text:span text:style-name="T7">L</text:span>earning techniques.</text:p>
      <text:p text:style-name="P16">We will describe each of them in detail. But before understanding the techniques themselves it is important to understand the problems they are trying to solve.</text:p>
      <text:p text:style-name="P16">Consider <text:span text:style-name="T8">a forecast of units of a product, to be procured/stored at merchant, so as to fulfil growing demands. Refer to</text:span> the graphical representation below where a comparison of business forecast for a product and its actual consumption (subscription) are shown for a period of few weeks. </text:p>
      <text:p text:style-name="P16"><text:soft-page-break/><draw:frame draw:style-name="fr1" draw:name="1" text:anchor-type="as-char" svg:width="15.921cm" svg:height="15.949cm" draw:z-index="0"><draw:object xlink:href="./Object 1" xlink:type="simple" xlink:show="embed" xlink:actuate="onLoad"/><draw:image xlink:href="./ObjectReplacements/Object 1" xlink:type="simple" xlink:show="embed" xlink:actuate="onLoad"/><svg:desc>chart</svg:desc></draw:frame></text:p>
      <text:p text:style-name="P16"/>
      <text:p text:style-name="P16"><text:span text:style-name="T8">A </text:span>merchant has procured units of that product as per forecast<text:span text:style-name="T8">(shown by orange line in the graph). The graph also depicts the actual consumption of that product through </text:span><text:span text:style-name="T9">Gray</text:span><text:span text:style-name="T8"> line.</text:span> <text:span text:style-name="T8">F</text:span>or <text:span text:style-name="T8">weeks</text:span> ranging from 35 to 53, the procurement has been more than actual consumption. It means that batches of goods <text:span text:style-name="T8">may</text:span> be left unconsumed during this period. </text:p>
      <text:p text:style-name="P16">From week 53 <text:span text:style-name="T8">to 61 the</text:span> surge i<text:span text:style-name="T8">n</text:span> actual demand of the product surpasses procured <text:span text:style-name="T8">stock</text:span>. In such case even if he has some stock left from earlier dip, he may or may not be able to use it as it may be too old to dispense. So he may land up in “Out Of Stock” kind of situations in spite of having stock for that product present in the inventory. </text:p>
      <text:p text:style-name="P17"><text:span text:style-name="T8">The situation reverses again from 61th week onwards, where the forecast </text:span><text:span text:style-name="T9">exceeds available stock and creates out of stock situation.</text:span></text:p>
      <text:p text:style-name="P18"><text:span text:style-name="T10">This example above does not only illustrate the importance of business forecasting in managing </text:span><text:span text:style-name="T11">business objectives as well as </text:span><text:span text:style-name="T10">customer expectations, but also emphasizes that the </text:span><text:soft-page-break/><text:span text:style-name="T10">forecasts cannot be caste in stone for a period and should be flexible enough to sense for deviations and adapt the same. </text:span></text:p>
      <text:p text:style-name="P18"><text:span text:style-name="T10">Consider a scenario where for some period the consumption was lesser than the forecast (and hence lesser than available stock at that time), followed by a period where the demand may overwhelm the forecast(and hence stock for that period). E</text:span>ven <text:span text:style-name="T10">if the total consumptions of both periods may tally to the</text:span> <text:span text:style-name="T10">total</text:span> predict<text:span text:style-name="T10">ed demand it may still not be useful in managing both, customer expectations and business objectives.</text:span> <text:span text:style-name="T10">In case of demand running slower than predictions, it will result in unconsumed stock in inventory. </text:span>In case of positive <text:span text:style-name="T10">rise</text:span> of <text:span text:style-name="T10">demand above forecast</text:span>, <text:span text:style-name="T10">the</text:span> unconsumed stock <text:span text:style-name="T12">from earlier forecasting period </text:span>may not be fully useful as some of <text:span text:style-name="T10">it</text:span> <text:span text:style-name="T10">may</text:span> have been ‘expired’ <text:span text:style-name="T11">due to short life span</text:span>. So despite of having <text:span text:style-name="T10">available</text:span> stock, merchant may experience ‘out of stock’ kind situation<text:span text:style-name="T10">s</text:span>. <text:span text:style-name="T10">This situation changes from product to product as life of each product is different and hence its ability to fulfil </text:span><text:span text:style-name="T11">against </text:span><text:span text:style-name="T10">customer order</text:span><text:span text:style-name="T11">s</text:span><text:span text:style-name="T10"> over a period of time may vary. Products such as perishable food items, <text:s/>short life medicines etc. may need to be tracked with more precision than utility products such as washing agents, tooth brushes, </text:span><text:span text:style-name="T11">razor blades.</text:span></text:p>
      <text:p text:style-name="P16">The seasonal goods, which are consumed only in some period of a year require special attention as their demand prediction is not a linear &amp; gradual trend but more like a surge which starts growing then stabilize and lastly diminishes down <text:span text:style-name="T11">in a short time span</text:span>. Some seasonal goods are almost not consumed in period other the period of their actual purpose (example: winter cream), whereas some other some may be consumed at finite rate and considerably increase in their demand during their period of usage. (Example: Glycerine soap).</text:p>
      <text:p text:style-name="P16">Also Change of trend may introduce high volatility in the market of few products (Example: Patanjali toothpaste has suddenly started grabbing a long term conventional market of Colgate toothpaste).</text:p>
      <text:p text:style-name="P16"/>
      <text:h text:style-name="P5" text:outline-level="3">What/How to forecast?</text:h>
      <text:h text:style-name="P35" text:outline-level="4">How to</text:h>
      <text:p text:style-name="P21"/>
      <text:p text:style-name="P16"><text:span text:style-name="T11">W</text:span>hen a <text:span text:style-name="T14">business/</text:span>product/<text:span text:style-name="T13">service</text:span> is launched in the market, it has a specific volume of fan followings. So its demands starts growing from 0 at a rate proportional to the popularity and need for it. At certain point it reaches to some saturation level and then <text:span text:style-name="T11">tries to settle there</text:span>. </text:p>
      <text:p text:style-name="P24"><text:span text:style-name="T15">In case trend changes or a </text:span><text:span text:style-name="T16">business/product/service</text:span><text:span text:style-name="T15"> starts losing its popularity, its </text:span><text:span text:style-name="T16">performance</text:span><text:span text:style-name="T15"> starts decreasing at a rate proportional to the change sweep in the market. In that case too, the rate of decline is predictable to a great extent, if not exact. </text:span></text:p>
      <text:p text:style-name="P25"><text:span text:style-name="T17">During the period of its rise and fall, i</text:span><text:span text:style-name="T18">n </text:span><text:span text:style-name="T17">steady state (</text:span><text:span text:style-name="T18">in steady economical situation of the region and in absence of any pandemic or geo-political turmoils</text:span><text:span text:style-name="T17">)</text:span><text:span text:style-name="T18">, </text:span><text:span text:style-name="T16">its performance is expected </text:span><text:span text:style-name="T19">to</text:span><text:span text:style-name="T17"> remain stable and constant in a region. </text:span><text:span text:style-name="T19">But since there can be more providers for the same product/ service/ business</text:span><text:span text:style-name="T17"> </text:span><text:span text:style-name="T19">the demand for it get</text:span><text:span text:style-name="T17"> distributed among </text:span><text:span text:style-name="T19">all of them</text:span><text:span text:style-name="T17"> and hence </text:span><text:span text:style-name="T20">it</text:span><text:span text:style-name="T17"> may be on the rise at a merchant whereas it may be on its decline at other merchant. </text:span></text:p>
      <text:p text:style-name="P47"><text:soft-page-break/>As per the forecasting principles a prediction/forecast is a reflection of of a historical performance of an entity. It is more influenced by the recent past performance and less influenced by far past performance. It means forecast needs some historical performance( sell figures) of a product. </text:p>
      <text:p text:style-name="P26"><text:span text:style-name="T15">In absence of any historical data, forecasting starts with “manually” set predictions by merchant, based on experts’ judgements and experience. Since these predictions are merely expert guesses they may not be </text:span><text:span text:style-name="T21">precisely </text:span><text:span text:style-name="T15">close to reality. Actual performance of the </text:span><text:span text:style-name="T20">predicted entity</text:span><text:span text:style-name="T15"> may go vastly different than these predictions. <text:s/></text:span><text:span text:style-name="T21">What to </text:span><text:span text:style-name="T20">do </text:span><text:span text:style-name="T21">if it happens?</text:span></text:p>
      <text:p text:style-name="P27"><text:span text:style-name="T21">As we have described earlier, forecast of a </text:span><text:span text:style-name="T20">business metric</text:span><text:span text:style-name="T21"> should not be cast in stone for a period, but should be adaptive to corrections based on deviations in external circumstances. Because even if a forecast is obtained by using ample of historical data, it may still have possibility of corrections due to various factors. So in reality there is no concept of “precise” forecast and there no need for it to be there. Any business is an ever changing proposition and can keep getting impacted by various reasons such as change of trend, recession/boom, changing economic status of the consumers/region, war/calamity etc. Thus no forecast can be an ‘Eternal Truth’ and it is an ever changing metrics. So the need is not to have precise forecast but to have a ‘self-correcting’ one.</text:span></text:p>
      <text:p text:style-name="P27"><text:span text:style-name="T21">It means that once </text:span><text:span text:style-name="T20">forecast</text:span><text:span text:style-name="T21"> </text:span><text:span text:style-name="T20">is set against a business metric</text:span><text:span text:style-name="T21">, it will be traced against its actual </text:span><text:span text:style-name="T20">performance</text:span><text:span text:style-name="T21"> periodically to see if there are any deviations between forecast and actuals going beyond certain threshold. If </text:span><text:span text:style-name="T20">the deviation between forecast and actual goes beyond set threshold, then it is</text:span><text:span text:style-name="T21"> </text:span><text:span text:style-name="T20">expected to </text:span><text:span text:style-name="T21">trigger </text:span><text:span text:style-name="T20">forecasting again(with latest actuals fro recent history) </text:span><text:span text:style-name="T21">to correct the forecast so that it can come in line with actual </text:span><text:span text:style-name="T20">performance</text:span><text:span text:style-name="T21">.</text:span></text:p>
      <text:p text:style-name="P19"><text:span text:style-name="T13">Hence setting manual forecast in absence of historical data is absolutely fine, </text:span><text:span text:style-name="T24">as it is going to correct itself when the deviations between it and the actuals will lead to its correction. </text:span><text:s/></text:p>
      <text:h text:style-name="P6" text:outline-level="4">What to Forecast</text:h>
      <text:p text:style-name="P16"/>
      <text:p text:style-name="P16">Now let’s discuss what to forecast. This is an unending list of facets which can help make/better business decisions. Listing few of the important ones</text:p>
      <text:p text:style-name="P22"><text:span text:style-name="T24">Demand Forecast for each product(</text:span>Forecast of business performance of each sellable product<text:span text:style-name="T24">)</text:span> </text:p>
      <text:p text:style-name="P20">Every product has appropriate <text:span text:style-name="T24">customer base</text:span> associated with it, and its demand/popularity is driving its price and seller margins. Obviously a very popular/high demand product may be sold at higher price than its competitors. <text:span text:style-name="T24">Also it may be</text:span> attracting lesser margins for the merchants against its competitors. Hence predicting business demands for each subscriptionable product is very important as the same can drive its offer (not MRP) price which merchant can afford to <text:span text:style-name="T24">offer</text:span> to attract customers. </text:p>
      <text:p text:style-name="P20">After few iterations of manual predictions, product forecast can <text:span text:style-name="T24">start</text:span> us<text:span text:style-name="T24">ing</text:span> actual sell data for making predictions. </text:p>
      <text:p text:style-name="P23">We have discussed above that increase or decrease in demand of a product is related to the similar dynamics happening in its substitutes and complements. Since the overall need for a product in a region is more or less constant, increase in demand of one of its brand impacts <text:soft-page-break/>demand of its competitor brands. Similarly some products are used together (example: bread and butter), so increase in demand for one of it may increase demand for the other one.</text:p>
      <text:p text:style-name="P28"><text:span text:style-name="T22">Hence i</text:span><text:span text:style-name="T15">nstead of making forecast of a product in silo(except monopolistic products) its forecasting </text:span><text:span text:style-name="T22">by accounting for demands for</text:span><text:span text:style-name="T15"> its substitutes and/or complements can give </text:span><text:span text:style-name="T22">close to reality figures</text:span><text:span text:style-name="T15">. <text:s/>Thus product level demand forecasting be taking its own historical data as well as historical data of its complements and substitutes can provide more precise forecasts. </text:span></text:p>
      <text:p text:style-name="P23">Now lets understand the interpretation of demand forecast it can be described by three different demand metrics as described below.</text:p>
      <text:p text:style-name="P23">1. Forecast for new subscriptions: It is the increase/decrease in new subscriptions for a product on day on day basis. It indicates how more and more subscribers are opting for the same product.</text:p>
      <text:p text:style-name="P23">2. Forecasts for churns in the subscription :It is the increase/decrease in the number of churns per day in subscription of a product. It indicates the increasing/decreasing popularity of a product against its competitor brands and may provide additional information on the reason behind increase/decrease in churns.</text:p>
      <text:p text:style-name="P29"><text:span text:style-name="T22">3 Forecasts on total subscription</text:span><text:span text:style-name="T23">s of a product: It indicates the increment rate of subscriptions for a product. It should be equivalent to previous subscriptions per period + new subscriptions per period – churn subscriptions per period.</text:span></text:p>
      <text:p text:style-name="P16">Assuming that a product is launched with a clean slate (no historical data), for first few days merchant has to manually set following attributes as a forecast of the product. </text:p>
      <text:list xml:id="list2037700046" text:style-name="WWNum18">
        <text:list-item>
          <text:p text:style-name="P38">De<text:span text:style-name="T25">termine</text:span> periodicity of each forecast (Weekly, monthly, quarterly etc.): Merchant can decide to set weekly / half monthly/ monthly/ quarterly/half yearly data as a forecast (projections). <text:s/>Based on the periodicity of this data, forecast engine should compute future forecast values in the same periodicity cycle. For example if merchant has manually set demand projections of a product at monthly periodicity for first four months, say for January, February, March and April then using this demand values the forecast engine will project next two forecast values which will also be monthly, viz. May and June. </text:p>
        </text:list-item>
        <text:list-item>
          <text:p text:style-name="P38">Define purchase price <text:span text:style-name="T25">per unit </text:span>per each forecast: <text:s text:c="2"/>Based on visibility of the merchant he can predict if the same purchase price will continue until the end of forecast that he has defined or whether there is a likelihood of change in it, what will be the changed purchase price and in which forecast period it will change.</text:p>
        </text:list-item>
        <text:list-item>
          <text:p text:style-name="P38"><text:s/>Define MRP per each forecast: Similar to purchase price the merchant can predict if the same purchase price will continue until the end of forecast that he has defined or whether there is a likelihood of change in it, what will be the changed MRP and in which forecast period it will change.</text:p>
        </text:list-item>
        <text:list-item>
          <text:p text:style-name="P38">Define number of new subscriptions per forecast: Merchant based on his experience will try to predict how much will be number of new subscriptions for a product in each forecast unit period. </text:p>
        </text:list-item>
        <text:list-item>
          <text:p text:style-name="P38">Define number of churned subscriptions per forecast: Merchant based on his experience will try to predict how much will be number of subscriptions for a product those will be churned in each forecast unit period. Based on the predictions on new subscriptions and churned subscriptions number of total subscriptions can be derived.</text:p>
        </text:list-item>
      </text:list>
      <text:p text:style-name="P8"><text:soft-page-break/>Example: new subscriptions of first month for product X are 1245, number of churned subscriptions for X for same month are 0, so total subscriptions for X in first month are 1245. Now if number of new subscriptions for X in second month are 1356 and churned subscriptions for the same period are 124 then </text:p>
      <text:p text:style-name="P8">Total subscriptions for X at the end of second month= Total subscriptions at the end of first month + new subscriptions in second month – churned subscriptions in second month. <text:s text:c="2"/></text:p>
      <text:p text:style-name="P8">Total subscriptions for X at the end of second month= 1245+1356-124 = 2477</text:p>
      <text:list xml:id="list161908119757459" text:continue-numbering="true" text:style-name="WWNum18">
        <text:list-item>
          <text:p text:style-name="P38">After defining the forecast values for some period when the actual subscriptions start getting registered for a product then they are used correct the values for remaining future forecasts. When earlier forecast for a period gets overridden then earlier forecast value gets expired and new forecast value is tagged as ‘Active’.</text:p>
        </text:list-item>
      </text:list>
      <text:p text:style-name="P16">Example input parameters table will look like this</text:p>
      <table:table table:name="Table1" table:style-name="Table1">
        <table:table-column table:style-name="Table1.A"/>
        <table:table-column table:style-name="Table1.B"/>
        <table:table-column table:style-name="Table1.C"/>
        <table:table-column table:style-name="Table1.D"/>
        <table:table-column table:style-name="Table1.C" table:number-columns-repeated="4"/>
        <table:table-column table:style-name="Table1.I"/>
        <table:table-column table:style-name="Table1.C" table:number-columns-repeated="3"/>
        <table:table-column table:style-name="Table1.D"/>
        <table:table-row table:style-name="Table1.1">
          <table:table-cell table:style-name="Table1.A1" office:value-type="string">
            <text:p text:style-name="P9">Parameter</text:p>
          </table:table-cell>
          <table:table-cell table:style-name="Table1.B1" office:value-type="string">
            <text:p text:style-name="P13">Month1</text:p>
          </table:table-cell>
          <table:table-cell table:style-name="Table1.B1" office:value-type="string">
            <text:p text:style-name="P13">Month2</text:p>
          </table:table-cell>
          <table:table-cell table:style-name="Table1.B1" office:value-type="string">
            <text:p text:style-name="P13">Month3</text:p>
          </table:table-cell>
          <table:table-cell table:style-name="Table1.B1" office:value-type="string">
            <text:p text:style-name="P13">Month4</text:p>
          </table:table-cell>
          <table:table-cell table:style-name="Table1.B1" office:value-type="string">
            <text:p text:style-name="P13">Month5</text:p>
          </table:table-cell>
          <table:table-cell table:style-name="Table1.B1" office:value-type="string">
            <text:p text:style-name="P13">Month6</text:p>
          </table:table-cell>
          <table:table-cell table:style-name="Table1.B1" office:value-type="string">
            <text:p text:style-name="P13">Month7 </text:p>
          </table:table-cell>
          <table:table-cell table:style-name="Table1.B1" office:value-type="string">
            <text:p text:style-name="P13">Month8</text:p>
          </table:table-cell>
          <table:table-cell table:style-name="Table1.B1" office:value-type="string">
            <text:p text:style-name="P13">Month9</text:p>
          </table:table-cell>
          <table:table-cell table:style-name="Table1.B1" office:value-type="string">
            <text:p text:style-name="P13">Month10</text:p>
          </table:table-cell>
          <table:table-cell table:style-name="Table1.B1" office:value-type="string">
            <text:p text:style-name="P13">Month11</text:p>
          </table:table-cell>
          <table:table-cell table:style-name="Table1.B1" office:value-type="string">
            <text:p text:style-name="P13">Month12</text:p>
          </table:table-cell>
        </table:table-row>
        <table:table-row table:style-name="Table1.2">
          <table:table-cell table:style-name="Table1.A1" office:value-type="string">
            <text:p text:style-name="P10">Purchase Price</text:p>
          </table:table-cell>
          <table:table-cell table:style-name="Table1.A1" office:value-type="string">
            <text:p text:style-name="P30">45</text:p>
          </table:table-cell>
          <table:table-cell table:style-name="Table1.A1" office:value-type="string">
            <text:p text:style-name="P30">45</text:p>
          </table:table-cell>
          <table:table-cell table:style-name="Table1.A1" office:value-type="string">
            <text:p text:style-name="P30">45</text:p>
          </table:table-cell>
          <table:table-cell table:style-name="Table1.A1" office:value-type="string">
            <text:p text:style-name="P30">48</text:p>
          </table:table-cell>
          <table:table-cell table:style-name="Table1.A1" office:value-type="string">
            <text:p text:style-name="P30">48</text:p>
          </table:table-cell>
          <table:table-cell table:style-name="Table1.A1" office:value-type="string">
            <text:p text:style-name="P30">48</text:p>
          </table:table-cell>
          <table:table-cell table:style-name="Table1.A1" office:value-type="string">
            <text:p text:style-name="P30">48</text:p>
          </table:table-cell>
          <table:table-cell table:style-name="Table1.A1" office:value-type="string">
            <text:p text:style-name="P30">48</text:p>
          </table:table-cell>
          <table:table-cell table:style-name="Table1.A1" office:value-type="string">
            <text:p text:style-name="P30">48</text:p>
          </table:table-cell>
          <table:table-cell table:style-name="Table1.A1" office:value-type="string">
            <text:p text:style-name="P30">48</text:p>
          </table:table-cell>
          <table:table-cell table:style-name="Table1.A1" office:value-type="string">
            <text:p text:style-name="P30">48</text:p>
          </table:table-cell>
          <table:table-cell table:style-name="Table1.A1" office:value-type="string">
            <text:p text:style-name="P30">48</text:p>
          </table:table-cell>
        </table:table-row>
        <table:table-row table:style-name="Table1.3">
          <table:table-cell table:style-name="Table1.A1" office:value-type="string">
            <text:p text:style-name="P10">MRP</text:p>
          </table:table-cell>
          <table:table-cell table:style-name="Table1.A1" office:value-type="string">
            <text:p text:style-name="P30">75</text:p>
          </table:table-cell>
          <table:table-cell table:style-name="Table1.A1" office:value-type="string">
            <text:p text:style-name="P30">75</text:p>
          </table:table-cell>
          <table:table-cell table:style-name="Table1.A1" office:value-type="string">
            <text:p text:style-name="P30">75</text:p>
          </table:table-cell>
          <table:table-cell table:style-name="Table1.A1" office:value-type="string">
            <text:p text:style-name="P30">80</text:p>
          </table:table-cell>
          <table:table-cell table:style-name="Table1.A1" office:value-type="string">
            <text:p text:style-name="P30">80</text:p>
          </table:table-cell>
          <table:table-cell table:style-name="Table1.A1" office:value-type="string">
            <text:p text:style-name="P30">80</text:p>
          </table:table-cell>
          <table:table-cell table:style-name="Table1.A1" office:value-type="string">
            <text:p text:style-name="P30">80</text:p>
          </table:table-cell>
          <table:table-cell table:style-name="Table1.A1" office:value-type="string">
            <text:p text:style-name="P30">80</text:p>
          </table:table-cell>
          <table:table-cell table:style-name="Table1.A1" office:value-type="string">
            <text:p text:style-name="P30">80</text:p>
          </table:table-cell>
          <table:table-cell table:style-name="Table1.A1" office:value-type="string">
            <text:p text:style-name="P30">80</text:p>
          </table:table-cell>
          <table:table-cell table:style-name="Table1.A1" office:value-type="string">
            <text:p text:style-name="P30">80</text:p>
          </table:table-cell>
          <table:table-cell table:style-name="Table1.A1" office:value-type="string">
            <text:p text:style-name="P30">80</text:p>
          </table:table-cell>
        </table:table-row>
        <table:table-row table:style-name="Table1.4">
          <table:table-cell table:style-name="Table1.A1" office:value-type="string">
            <text:p text:style-name="P10">Average Offered price</text:p>
          </table:table-cell>
          <table:table-cell table:style-name="Table1.A1" office:value-type="string">
            <text:p text:style-name="P30">65</text:p>
          </table:table-cell>
          <table:table-cell table:style-name="Table1.A1" office:value-type="string">
            <text:p text:style-name="P30">66</text:p>
          </table:table-cell>
          <table:table-cell table:style-name="Table1.A1" office:value-type="string">
            <text:p text:style-name="P30">66</text:p>
          </table:table-cell>
          <table:table-cell table:style-name="Table1.A1" office:value-type="string">
            <text:p text:style-name="P30">66</text:p>
          </table:table-cell>
          <table:table-cell table:style-name="Table1.A1" office:value-type="string">
            <text:p text:style-name="P30">66</text:p>
          </table:table-cell>
          <table:table-cell table:style-name="Table1.A1" office:value-type="string">
            <text:p text:style-name="P30">66</text:p>
          </table:table-cell>
          <table:table-cell table:style-name="Table1.A1" office:value-type="string">
            <text:p text:style-name="P30">66</text:p>
          </table:table-cell>
          <table:table-cell table:style-name="Table1.A1" office:value-type="string">
            <text:p text:style-name="P30">66</text:p>
          </table:table-cell>
          <table:table-cell table:style-name="Table1.A1" office:value-type="string">
            <text:p text:style-name="P30">66</text:p>
          </table:table-cell>
          <table:table-cell table:style-name="Table1.A1" office:value-type="string">
            <text:p text:style-name="P30">66</text:p>
          </table:table-cell>
          <table:table-cell table:style-name="Table1.A1" office:value-type="string">
            <text:p text:style-name="P30">66</text:p>
          </table:table-cell>
          <table:table-cell table:style-name="Table1.A1" office:value-type="string">
            <text:p text:style-name="P30">66</text:p>
          </table:table-cell>
        </table:table-row>
        <table:table-row table:style-name="Table1.5">
          <table:table-cell table:style-name="Table1.A1" office:value-type="string">
            <text:p text:style-name="P10">New subscriptions</text:p>
          </table:table-cell>
          <table:table-cell table:style-name="Table1.A1" office:value-type="string">
            <text:p text:style-name="P10">3000</text:p>
          </table:table-cell>
          <table:table-cell table:style-name="Table1.A1" office:value-type="string">
            <text:p text:style-name="P10">2300</text:p>
          </table:table-cell>
          <table:table-cell table:style-name="Table1.A1" office:value-type="string">
            <text:p text:style-name="P10">2400</text:p>
          </table:table-cell>
          <table:table-cell table:style-name="Table1.A1" office:value-type="string">
            <text:p text:style-name="P10">2540</text:p>
          </table:table-cell>
          <table:table-cell table:style-name="Table1.A1" office:value-type="string">
            <text:p text:style-name="P10">2600</text:p>
          </table:table-cell>
          <table:table-cell table:style-name="Table1.A1" office:value-type="string">
            <text:p text:style-name="P10">3200</text:p>
          </table:table-cell>
          <table:table-cell table:style-name="Table1.A1" office:value-type="string">
            <text:p text:style-name="P10">2800</text:p>
          </table:table-cell>
          <table:table-cell table:style-name="Table1.A1" office:value-type="string">
            <text:p text:style-name="P10">3500</text:p>
          </table:table-cell>
          <table:table-cell table:style-name="Table1.A1" office:value-type="string">
            <text:p text:style-name="P10">3200</text:p>
          </table:table-cell>
          <table:table-cell table:style-name="Table1.A1" office:value-type="string">
            <text:p text:style-name="P10">3300</text:p>
          </table:table-cell>
          <table:table-cell table:style-name="Table1.A1" office:value-type="string">
            <text:p text:style-name="P10">3100</text:p>
          </table:table-cell>
          <table:table-cell table:style-name="Table1.A1" office:value-type="string">
            <text:p text:style-name="P10">2800</text:p>
          </table:table-cell>
        </table:table-row>
        <table:table-row table:style-name="Table1.6">
          <table:table-cell table:style-name="Table1.A1" office:value-type="string">
            <text:p text:style-name="P10">Churned subscriptions</text:p>
          </table:table-cell>
          <table:table-cell table:style-name="Table1.A1" office:value-type="string">
            <text:p text:style-name="P10">300</text:p>
          </table:table-cell>
          <table:table-cell table:style-name="Table1.A1" office:value-type="string">
            <text:p text:style-name="P10">200</text:p>
          </table:table-cell>
          <table:table-cell table:style-name="Table1.A1" office:value-type="string">
            <text:p text:style-name="P10">120</text:p>
          </table:table-cell>
          <table:table-cell table:style-name="Table1.A1" office:value-type="string">
            <text:p text:style-name="P10">160</text:p>
          </table:table-cell>
          <table:table-cell table:style-name="Table1.A1" office:value-type="string">
            <text:p text:style-name="P10">150</text:p>
          </table:table-cell>
          <table:table-cell table:style-name="Table1.A1" office:value-type="string">
            <text:p text:style-name="P10">210</text:p>
          </table:table-cell>
          <table:table-cell table:style-name="Table1.A1" office:value-type="string">
            <text:p text:style-name="P10">160</text:p>
          </table:table-cell>
          <table:table-cell table:style-name="Table1.A1" office:value-type="string">
            <text:p text:style-name="P10">140</text:p>
          </table:table-cell>
          <table:table-cell table:style-name="Table1.A1" office:value-type="string">
            <text:p text:style-name="P10">120</text:p>
          </table:table-cell>
          <table:table-cell table:style-name="Table1.A1" office:value-type="string">
            <text:p text:style-name="P10">100</text:p>
          </table:table-cell>
          <table:table-cell table:style-name="Table1.A1" office:value-type="string">
            <text:p text:style-name="P10">130</text:p>
          </table:table-cell>
          <table:table-cell table:style-name="Table1.A1" office:value-type="string">
            <text:p text:style-name="P10">170</text:p>
          </table:table-cell>
        </table:table-row>
        <table:table-row table:style-name="Table1.7">
          <table:table-cell table:style-name="Table1.A1" office:value-type="string">
            <text:p text:style-name="P10">Merchant’s expected profit (%)</text:p>
          </table:table-cell>
          <table:table-cell table:style-name="Table1.A1" office:value-type="string">
            <text:p text:style-name="P10">10</text:p>
          </table:table-cell>
          <table:table-cell table:style-name="Table1.A1" office:value-type="string">
            <text:p text:style-name="P10">10</text:p>
          </table:table-cell>
          <table:table-cell table:style-name="Table1.A1" office:value-type="string">
            <text:p text:style-name="P10">10</text:p>
          </table:table-cell>
          <table:table-cell table:style-name="Table1.A1" office:value-type="string">
            <text:p text:style-name="P10">10</text:p>
          </table:table-cell>
          <table:table-cell table:style-name="Table1.A1" office:value-type="string">
            <text:p text:style-name="P10">12</text:p>
          </table:table-cell>
          <table:table-cell table:style-name="Table1.A1" office:value-type="string">
            <text:p text:style-name="P10">12</text:p>
          </table:table-cell>
          <table:table-cell table:style-name="Table1.A1" office:value-type="string">
            <text:p text:style-name="P10">12</text:p>
          </table:table-cell>
          <table:table-cell table:style-name="Table1.A1" office:value-type="string">
            <text:p text:style-name="P10">14</text:p>
          </table:table-cell>
          <table:table-cell table:style-name="Table1.A1" office:value-type="string">
            <text:p text:style-name="P10">14</text:p>
          </table:table-cell>
          <table:table-cell table:style-name="Table1.A1" office:value-type="string">
            <text:p text:style-name="P10">15</text:p>
          </table:table-cell>
          <table:table-cell table:style-name="Table1.A1" office:value-type="string">
            <text:p text:style-name="P10">15</text:p>
          </table:table-cell>
          <table:table-cell table:style-name="Table1.A1" office:value-type="string">
            <text:p text:style-name="P10">15</text:p>
          </table:table-cell>
        </table:table-row>
      </table:table>
      <text:p text:style-name="P16"/>
      <text:p text:style-name="P16">Merchant will set above mentioned forecast attributes for first few weeks/months. Based on actual performance (actual changes in purchase price/MRP, actual increase in new subscriptions/churned subscriptions) he should keep on correcting the forecast figures for respective periods manually. This is because actual forecasting/pricing calculation algorithm will be able to execute only after having at least 10/15 forecast entries. <text:s/>Manual forecast will not be required once appropriate historical demand data for a product is available.</text:p>
      <text:p text:style-name="P16"><text:soft-page-break/><draw:frame draw:style-name="fr1" draw:name="Object1" text:anchor-type="as-char" svg:width="15.921cm" svg:height="7.832cm" draw:z-index="1"><draw:object xlink:href="./Object 2" xlink:type="simple" xlink:show="embed" xlink:actuate="onLoad"/><draw:image xlink:href="./ObjectReplacements/Object 2" xlink:type="simple" xlink:show="embed" xlink:actuate="onLoad"/><svg:desc>chart</svg:desc></draw:frame></text:p>
      <text:p text:style-name="P16"/>
      <text:p text:style-name="P16">The above graph represent a two months snapshot of forecasting of total daily subscriptions and daily churned subscriptions of a product. This a plain forecast representation forecast a product without considering impact of actual performance of product in the forecast. It will help us understand how the forecast undergo corrections due to deviations of actual performance from the forecasted figures.</text:p>
      <text:p text:style-name="P16">Example: <text:s/>For a product having 30 Rs. as purchase price, 3 Rs. as operating expenses per product per unit and 55 Rs. as MRP, a merchant has decided to launch a product ‘X’ with opening offer price 52 Rs. and predicated that its subscription for first month will be 750 based on his expert judgement. </text:p>
      <text:p text:style-name="P16">But soon he realizes that 750 subscriptions have been crossed in first 15 days. So he/she “corrected” prediction for subscription count for current month to 1200. Also he decided to change the offer price, so as to further boost the subscriptions rate and offered a new offer price of 51 Rs.. Also he predicated subscription of next month as 2200 units. </text:p>
      <text:p text:style-name="P16">He witnessed that 2200 subscriptions are covered in first 5 weeks. So he /she again corrected subscription prediction for current month to 2400 (from earlier 2200), changed the price to 50 Rs, and predicted subscription count of 3200 for the third month.</text:p>
      <text:p text:style-name="P16">Thus initially he made few predictions manually as well as made manual offer pricing decisions. Based on the actual response to the sale, he/she keeps on repeatedly correcting forecasts as well as trying to offer products at more lucrative prices in order to attract more demand.</text:p>
      <text:p text:style-name="P16">His predictions (new subscription count, churned subscription count, total subscription count) are stored in repository and corrected time to time when he manually modifies them. Also the actual daily subscriptions to product X are also stored in repository. After having sufficient actual subscription counts and offer price records in “actuals” repository, the same can be picked by appropriate forecasting algorithm for automated forecasts for the future period.</text:p>
      <text:p text:style-name="P15"/>
      <text:h text:style-name="P5" text:outline-level="3"><text:soft-page-break/>Value based benefits instead of competitive benefits</text:h>
      <text:p text:style-name="P16"/>
      <text:p text:style-name="P16">In instantaneous business world, different merchants compete with each other to attract more customers as well as get customers into habit of using them as de-facto shopping channel.</text:p>
      <text:p text:style-name="P16">It gives rise to price wars. Many times merchants are ready to bear huge losses, by offering products at dirt cheap prices. Because they think that, cheapest prices visible on their shopping sites, will get their customers into a habit of buying anything from them. Game theory based pricing determination models are being used for determining the most ‘optimal’ price value for a product among all competitors.</text:p>
      <text:p text:style-name="P16">In subscription approach the price of a product being offered to subscriber, should be the function of all of the following</text:p>
      <text:list xml:id="list1778691625" text:style-name="WWNum6">
        <text:list-item>
          <text:p text:style-name="P39">Breakeven price of the product, and margin available( between MRP and breakeven price)</text:p>
        </text:list-item>
        <text:list-item>
          <text:p text:style-name="P39">Anticipated demand of the product </text:p>
        </text:list-item>
        <text:list-item>
          <text:p text:style-name="P39">Time of subscription(every day new/same price may be available for a product)</text:p>
        </text:list-item>
        <text:list-item>
          <text:p text:style-name="P39">Total basket (delivery per period) size ,value </text:p>
        </text:list-item>
        <text:list-item>
          <text:p text:style-name="P39">Duration of subscription.</text:p>
        </text:list-item>
        <text:list-item>
          <text:p text:style-name="P39">Subscriber’s loyalty with merchant (total duration of all subscriptions with same merchant, number of subscription renewals etc.)</text:p>
        </text:list-item>
      </text:list>
      <text:p text:style-name="P16">So same product may be offered at different resultant prices based on all above criterion.</text:p>
      <text:p text:style-name="P16">Due to this it is not possible to compare price of a product on different sites and determine the cheapest option, because price is not only calculated on product characteristics but also on the subscriber’s and subscription’s characteristics.</text:p>
      <text:p text:style-name="P12">Instead of giving haphazard discounts on individual products (just for beating competition), benefits for a subscriber can be better organized based on volume of purchase, duration of their association, loyalty, brand loyalty etc. Such a multi layered benefit model not only attracts more subscription but also tempts subscribers to buy more goods as well as extend association for longer term.</text:p>
      <text:p text:style-name="P12"/>
      <text:h text:style-name="P5" text:outline-level="3">Intelligent Pricing</text:h>
      <text:p text:style-name="P16"/>
      <text:p text:style-name="P16">As we have seen above the net value that a subscriber has to pay for a product is result of multiple factors.</text:p>
      <text:p text:style-name="P16">Among all these multi-layered benefits the ‘offer price’ component does not depend on subscription dynamics (such as volume of subscription, duration of subscription, recurrence of subscription etc.) but more on market dynamics.</text:p>
      <text:p text:style-name="P16">As per rules of economics except monopolistic products, price of a product is mainly driven by its demand. When a product is launched in the market it starts its journey with a certain MRP. The MRP typically has taken into consideration all the overheads it has to bear before it reaches into customers hands. Due to long supply chain from the manufacturer of a product to <text:soft-page-break/>the customer, every element in this chain reserves some gain before passing the product ahead to the next element in the chain. That is how a regional distributor receives the at a certain purchase price, he applies his margin onto it and then passes the item to the local distributor with a higher purchase price. Finally it reaches into customer’s hands at an MRP. </text:p>
      <text:p text:style-name="P16">Assuming that large subscription business may break the long supply chain and directly purchase large volume from manufacturer or from main supplier, the merchant will have large margin in his hands behind each product.</text:p>
      <text:p text:style-name="P16">Merchants usually pass on some portion of this profit to the customers, depending upon how much yield the product is bringing to them.</text:p>
      <text:p text:style-name="P16">As we have seen earlier the demand predictions in subscription business are more accurate as compared to instantaneous business as major proportion of the predicted demand is the already committed business (same customer will be receiving the subscribed products in future) . So demand based pricing can be an effective way to derive appropriate offer price depending on proportionate fluctuations in demand.</text:p>
      <text:p text:style-name="P16">The default principle of demand function will be followed here which states that in most cases if the price of a product is reduced its demand increases proportionally. The proportionality is non-linear in nature and is defined by ‘price elasticity’ of the product. We will see it little more details in next sections and intent to mention this principle here is to set the trend that price of a product will be maintaining declining trend by default, with the <text:s/>intent of gaining more and more demand.</text:p>
      <text:p text:style-name="P16">Merchant may start with MRP or lower offer price than MRP, by reserving only some portion of total available margin for himself and passing the rest to subscribers so as to attract large volume of subscribers. For each demand figure he will keep calculating profit for this offer price. If profit is increasing due to increase in demand, he will reduce the offer price further. </text:p>
      <text:p text:style-name="P16"/>
      <text:p text:style-name="P16">At certain demand the total operating expenses may outperform the profit figure (because shipping charges, storage expense etc. will increase with demand) and profit start decreasing. In such situation where demand is increasing but profit is decreasing he will make moderate stepwise increase in the offer price to ensure stable or gradually increasing profit without disturbing growing demand. Now product has achieved new normal offered price. </text:p>
      <text:p text:style-name="P16">Once this price normalization is done then again the price moves on the path of declining trend (so as to grab more demand) until the profit is getting compromised again (despite increasing demand). And the scenario of price increase repeats.</text:p>
      <text:p text:style-name="P16">Instead of increase in demand, if the demand starts decreasing (due to churning of existing subscribers) the merchant should continue decreasing offer price so as to boost sale. He may continue doing so (while demand is decreasing) until the offer price reaches equal to the breakeven price (cost per unit of product to the merchant). If demand still continues to decrease then he may decide to incur loss and continue decreasing offer price further or he may decide to take that product off the subscription business.</text:p>
      <text:p text:style-name="P16">Such as precise calibrated offer price calculation may not be possible at right triggers manually. Merchant may need sophisticated algorithms implemented by software systems <text:soft-page-break/>which will be responsible to tracking the price and demand of each product and come up with price change recommendations at appropriate times.</text:p>
      <text:h text:style-name="P5" text:outline-level="3">Predictive Benefits Allocation and Distribution</text:h>
      <text:p text:style-name="P31"/>
      <text:p text:style-name="P31">Benefits are the additional gains that subscribers will be having upon fulfilling certain business criteria which has yielded additional profits to the merchant. Some part of these additional gains are being shared with subscribers in the form of reward points, cashback and other similar options.</text:p>
      <text:p text:style-name="P32"/>
      <text:p text:style-name="P32">For example </text:p>
      <text:p text:style-name="P32"/>
      <text:p text:style-name="P32">In case a subscriber has subscribed to more than 40,000 Rs. of items for a year he/she should be given some additional benefits. Let’s term such a benefit scheme as ‘Annual business booster benefits’.</text:p>
      <text:p text:style-name="P32">OR<text:line-break/></text:p>
      <text:p text:style-name="P32">In case a subscriber has completed three renewals of his/her annual subscription each being more than 20,000 Rs. he should be rewarded with additional gains. Let’s term this scheme as ‘loyalty benefits’.</text:p>
      <text:p text:style-name="P32"><text:s/>OR</text:p>
      <text:p text:style-name="P32"/>
      <text:p text:style-name="P32">In case a subscriber has subscribed for goods worth Rs. 20,000 or more amount during specific period (say June to Oct) of a year, then he/she may be eligible to gain some benefits. Let’s term it as ‘Seasonal business booster benefits’.</text:p>
      <text:p text:style-name="P32"/>
      <text:p text:style-name="P32">Many such benefit schemes can be formed and merchant should be able to define these benefits scheme according to current business promotional needs.</text:p>
      <text:p text:style-name="P32"/>
      <text:p text:style-name="P32">Usually benefits are disbursed in the form of reward points and each reward point carries certain money value. In some cases value of a unit reward points may be dependent on type of subscription (normal, premium, platinum etc.), whereas alternatively merchant may decide to keep a constant value of a unit reward point regardless of types of subscription but may decide to provide different number of reward points for the same eligibility for different types of subscriptions. In either of these cases it is convenient to calculate the benefit value to be shared to eligible subscriber in money units and then the same can be converted in the form of appropriate reward points.</text:p>
      <text:p text:style-name="P32"/>
      <text:p text:style-name="P32">During a financial year a merchant may start with fewer benefits (one or two) but later may add few more benefits schemes. In such cases the challenge is to identify how much money that a merchant wishes to spend on each benefit scheme so that </text:p>
      <text:list xml:id="list3993517147" text:style-name="WWNum30">
        <text:list-item>
          <text:p text:style-name="P42">He can retain a handsome gain for himself as well as for future business expansion.</text:p>
        </text:list-item>
        <text:list-item>
          <text:p text:style-name="P42">He can precisely allocate budget for each benefit scheme in proportion to the gains that they are expected to yield to the merchant.</text:p>
        </text:list-item>
        <text:list-item>
          <text:p text:style-name="P42">He can ensure that the budget allocation for a benefit scheme would be sufficient to distribute benefits to eligible subscribers throughout the year. Thus he is expected to have tighter control on spends related to business promotions.</text:p>
        </text:list-item>
      </text:list>
      <text:p text:style-name="P32"/>
      <text:p text:style-name="P32"><text:soft-page-break/>But how to determine how much budget should be set for a benefit scheme? And how to determine how much benefit value should be passed on to each subscriber who stands eligible for that benefit scheme?</text:p>
      <text:p text:style-name="P32"/>
      <text:p text:style-name="P32">A much simpler way can be, the merchant defines the money/reward points to be awarded in proportion to the eligibility strength. Thus the rule its self-states something like "A subscriber who has subscribed for more than 40000 Rs. for an year should be given the reward points equivalent to 3% of total profit from his annual subscription" OR something like "A subscriber who has renewed subscription of each of minimum 20,000 Rs., three times or more than three times, should be given 4% of total profit gained form that subscriber". </text:p>
      <text:p text:style-name="P32"/>
      <text:p text:style-name="P32">But in this case how does the merchant control the profit percentage being shared as part of different benefits? Also how will it get reconciled with the annual budget set for all benefits? As different subscribers subscribe for different annual subscription amount as well as they subscribe for different items/brands/volume of each products, gains from each of them may significantly differ. <text:s/>Third problem is associated with a subscriber becoming eligible for multiple benefit schemes. If each benefit scheme is snatching some percent of gains from his/her subscription profit, then it may wipe off the total gain of the merchant from that subscriber. Last problem is associated with unpredictable profit figure from a subscription. Since many subscribed products do not commit offer price for full subscription period, their prices will vary during a subscription period and hence total profit from this subscription cannot be predicted in advance. How to calculate percent of total gain as a benefit for the subscriber? </text:p>
      <text:p text:style-name="P32"/>
      <text:p text:style-name="P32">Due to making benefit amount proportional to gains from a subscription total benefits dispensed in a year may go way overboard to merchant’s expectation of the total spend on benefits OR it may fall significantly negligible. More benefits to subscriber may ruin merchant's profits whereas negligible benefits may adversely impact subscriber satisfaction. So merely fixing some percent of profit earned from each subscription for each benefit scheme is not the way to go.</text:p>
      <text:p text:style-name="P32"/>
      <text:p text:style-name="P32">Let’s solve both puzzles by a (probably computer based automated) solution which will</text:p>
      <text:list xml:id="list3752611737" text:style-name="WWNum26">
        <text:list-item>
          <text:p text:style-name="P43">Identify for each benefit scheme how much amount per eligible subscriber should be awarded.</text:p>
        </text:list-item>
        <text:list-item>
          <text:p text:style-name="P43">Recommends to the merchant what amount to be budgeted if certain threshold/minimum benefit to be ensured for each eligible subscriber.</text:p>
        </text:list-item>
      </text:list>
      <text:p text:style-name="P32"/>
      <text:p text:style-name="P32">For this purpose let’s introduce a hypothetical automated solution called "Benefits Brainstormer" which is responsible for analysing available budget, predict subscribers who will be eligible for a benefit schemes for current year end and arrive at budget for that specific benefit scheme.   </text:p>
      <text:p text:style-name="P32"/>
      <text:p text:style-name="P32">Either of following two types of inputs are expected to be provided by merchant. Based on the type of input provided brainstormer should make complementary recommendations as follows.</text:p>
      <text:list xml:id="list1900922232" text:style-name="WWNum27">
        <text:list-item>
          <text:p text:style-name="P44">Merchant may decide how much portion of each rupee spend by eligible subscriber should be rewarded to him/her as a benefit. Upon providing amount per rupee that should be rewarded to eligible subscriber under a benefit scheme, it should recommend how much budget should be defined for that benefit scheme.</text:p>
        </text:list-item>
        <text:list-item>
          <text:p text:style-name="P44"><text:soft-page-break/>Alternatively merchant may decide to allocate a fixed budget for each benefit scheme (based on historical data of profit figures). In such case the brainstormer should recommend how much portion of each rupee spend by eligible subscriber should be rewarded to him/her as a benefit.</text:p>
        </text:list-item>
      </text:list>
      <text:p text:style-name="P32"/>
      <text:p text:style-name="P32">So merchant either should determine how much budget amount that he/she wishes to allocate for a specific benefit scheme OR he/she should determine how much percent of each unit amount should be offered to eligible subscribers under a specific benefit scheme. Let’s see how brainstormer can determine either of the recommendations.</text:p>
      <text:p text:style-name="P32"/>
      <text:list xml:id="list3103528991" text:style-name="WWNum28">
        <text:list-item>
          <text:p text:style-name="P45">Single criteria flat benefit schemes: The brainstormer forecasts expected number of eligible subscribers under a specific benefit scheme based on historical data. In case of single criteria benefit schemes this information may be enough to decide either budget/portion of each rupee spend by eligible subscribers as follows,</text:p>
        </text:list-item>
      </text:list>
      <text:p text:style-name="P14"/>
      <text:p text:style-name="P14">Let’s take an example of single criteria benefit scheme. If the benefit scheme defines a rule that each subscriber who has more than 6 months of subscription and who does not make any change to his subscription will be rewarded some bonus points.</text:p>
      <text:p text:style-name="P14"/>
      <text:p text:style-name="P14">In such case a forecast based on historical data, eligible subscribers (those who have more than 6 months of subscription and who do not make any change to their subscription during this period) for the current year can be predicted.</text:p>
      <text:p text:style-name="P14"/>
      <text:p text:style-name="P14">If merchant has set budget of 7,00,000 Rs for this benefit scheme and if prediction of eligible subscribers comes out to be 10,000 then each subscriber should get flat 7,00,000/10,000 =70 Rs <text:s/>equivalent of reward points.</text:p>
      <text:p text:style-name="P14"/>
      <text:p text:style-name="P14">Alternatively if merchant has set flat 70 Rs. for each eligible subscriber, then based on this prediction total budget required will be 70*10,000= 7,00,000 Rs.</text:p>
      <text:p text:style-name="P14"><text:s/></text:p>
      <text:list xml:id="list161908840406309" text:continue-numbering="true" text:style-name="WWNum28">
        <text:list-item>
          <text:p text:style-name="P45">Multi-Level Benefit Schemes: Consider an example of following benefit scheme</text:p>
        </text:list-item>
      </text:list>
      <text:p text:style-name="P14"/>
      <text:p text:style-name="P14">All subscribers who subscribe for more than 40,000 Rs. worth subscription will be eligible for business booster benefit scheme and each of them will gain reward points equivalent to each additional rupee of goods subscribed above 40,000 Rs.</text:p>
      <text:p text:style-name="P14"/>
      <text:p text:style-name="P14">In this case total forecasting of eligible subscribers (those who may subscribe for more than 40,000 Rs goods) may not be helpful. The brainstormer executes more refined forecasting for categorizing subscribers having range of subscription prices and tries to establish a ratio-proportion among them.</text:p>
      <text:p text:style-name="P14"/>
      <text:p text:style-name="P14">For example: If forecasting has found that there will be probable 10,000 subscribers who will purchase more than 40000 Rs worth annual subscription the same will be further categorized through forecasting for each category into </text:p>
      <text:list xml:id="list3341723946" text:style-name="WWNum29">
        <text:list-item>
          <text:p text:style-name="P46">Number of subscribers who will subscribe between 40000 - 42000 Rs</text:p>
        </text:list-item>
        <text:list-item>
          <text:p text:style-name="P46">Number of subscribers who will subscribe between 42001-45000 Rs.</text:p>
        </text:list-item>
        <text:list-item>
          <text:p text:style-name="P46">Number of subscribers who will subscribe between 45001-47000 Rs.</text:p>
        </text:list-item>
        <text:list-item>
          <text:p text:style-name="P46">Number of subscribers who will buy between 47001-50000 Rs and so on</text:p>
        </text:list-item>
      </text:list>
      <text:p text:style-name="P33"/>
      <text:p text:style-name="P33"/>
      <text:p text:style-name="P14"><text:soft-page-break/>Now the engine has established a ratio proportion of subscribers eligible under different subscription amount buckets. For example among 10,000 eligible subscribers, 2500 buy in range of 40K-42K,  3000 in range of 42k to 45k,2500 in range of 45k to 47k and 2000 in range of 47k-50K so ratio of them is 25:30:25:20.</text:p>
      <text:p text:style-name="P32"/>
      <text:p text:style-name="P34">In case merchant has specified fixed budget for this benefit scheme then Brainstormer uses that available budget (say 10, 00,000 Rs) and distribute them in proportion of 25:30:25:20 to arrive at amount to be spend per rupee of subscription.</text:p>
      <text:p text:style-name="P34"/>
      <text:p text:style-name="P34">In case merchant has specified 3 % of each additional money unit (rupee) of subscription made by the eligible subscribers and arrive at budget figure as</text:p>
      <text:p text:style-name="P34"/>
      <text:p text:style-name="P34">2500 subscribers subscribing for average 41 K (1,000 Rs of average additional subscription).So each one will gain 3% of 1000 Rs= 30 Rs. So total budget for this subscription range will be 30 *2500 =75000 Rs</text:p>
      <text:p text:style-name="P34"/>
      <text:p text:style-name="P34">3000 subscribers subscribing for average 43,500 Rs (3500 Rs of average additional subscription). <text:s/>So each one will gain 3% of 3500 Rs=105 Rs.. Thus total budget for this subscription range will be 105*3000=3, 15,000 Rs</text:p>
      <text:p text:style-name="P34"/>
      <text:p text:style-name="P34">2500 subscribers subscribing for average 46,000 Rs (6,000 Rs of average additional subscription). So each one will gain 3% of 6000 Rs = 180 Rs. Thus total budget for this subscription range will be 180*2500=4, 50,000 Rs</text:p>
      <text:p text:style-name="P34"/>
      <text:p text:style-name="P34">2000 subscribers subscribing for average 48,500 Rs. (8,500 Rs of average additional subscription). So each one will gain 3% of 8,500 Rs = 255 Rs. Thus total budget for this subscription range will be 255*2000=5, 10,000 Rs.<text:tab/></text:p>
      <text:p text:style-name="P34"/>
      <text:p text:style-name="P34"><text:s/>Thus aggregate total annual budget for this benefit scheme should be =75,000 + 3, 15,000 + 4, 50,000 + 5, 10,000 = 13, 50,000 Rs.</text:p>
      <text:p text:style-name="P32"/>
      <text:h text:style-name="P7" text:outline-level="4">Merit Based Budget recommendations for seasoned benefit schemes</text:h>
      <text:p text:style-name="P32"/>
      <text:p text:style-name="P32">I refer ‘seasoned’ benefit schemes for those which were defined before few years and still being applicable. In any such benefit scheme there is an opportunity to collect lot of historical information which will be indicative to the effectiveness of that benefit scheme. Thus in such scheme it is possible to recommend the budget proportional to its effectiveness. Obviously a benefit scheme is considered to be ‘effective’ if has brought in significant business boost after its introduction. The more effective benefit scheme should draw more investment. It may in turn result into increased benefit value for eligible subscribers than before.</text:p>
      <text:p text:style-name="P32"/>
      <text:p text:style-name="P16">Consider an example of ‘Business Booster Benefit Scheme’ which states that.</text:p>
      <text:p text:style-name="P11">All subscribers who subscribe for more than 40,000 Rs. worth subscription will be eligible for business booster benefit scheme and they will gain defined proportion of reward points for each additional rupee of goods subscribed above 40,000 Rs.</text:p>
      <text:p text:style-name="P16"/>
      <text:p text:style-name="P16">Suppose this scheme has been effective since more than 2 years. Before starting this scheme, number of subscribers subscribing for more than 40,000 Rs were growing at the rate of 2% <text:soft-page-break/>per month for six months. After introduction of this scheme the subscribers subscribing for more than 40,000 Rs started growing by 4.5% for first six months, 6 % for next six months, 7.4% for next six months and 8.6% for last six months. Thus this benefit scheme indicates business boost, as more and more subscribers are tempted to subscribe for more than 40,000 per subscription.</text:p>
      <text:p text:style-name="P16">Analytical techniques are needed to identify close to precise impact of each benefit scheme. Since many benefit schemes have been operational simultaneously and overall business is growing more than predictions. In such case this is a tricky job to quantify influence of each of these schemes on the business boost. Such analysis will help merchant to determine which benefit schemes should be continued and which ones to be shelved.</text:p>
      <text:h text:style-name="P5" text:outline-level="3">Result based budgeting and corrections</text:h>
      <text:p text:style-name="P16"/>
      <text:p text:style-name="P16">As significant portion of the future business is getting registered in advance and remaining portion is forecasted based on this actual business figure, such a business forecast should drive budget provisioning for different cost headers/activities.</text:p>
      <text:p text:style-name="P16">Due to precise predictions it may be possible that merchant may be fixing the purchase volume of each product in the beginning by negotiating with suppliers. Hence provision for purchase should be recommended by the business engine instead of merchant calculating/speculating how much investment is needed for purchasing of goods.</text:p>
      <text:p text:style-name="P16">Also majority of the delivery schedule as well as volume per package of already booked subscriptions is known in advance and from that delivery volumes/schedule for new additions can be easily predicted, expenses on deliveries (shipping of goods) should also be recommended relatively precisely.</text:p>
      <text:p text:style-name="P16">Same applies to investment on goods space, electricity/other operational charges as well as need for staff to manage the business. The same predictions can help calculating fixed operating expenses mentioned above and should be recommended by business engine.</text:p>
      <text:p text:style-name="P16">It may be obvious that some products are doing bad (contributing lesser revenue as compared to investment or trailing behind profit expectations or event bearing losses) and hence more sales promotion efforts and money will be needed to boost their sale (before concluding on taking them out of the business). If forecasts are revealing bad performers and difference between target performance and actual performance of each of them, business engine should recommend how much provision should be made on an effort to boost their sale. </text:p>
      <text:p text:style-name="P16">So far we have been talking about aggregates annual budget provisions to take care of each of the cost components. But all this investment will not be needed at the beginning of a year. Merchant shall wish to better optimize his/her investment sources rather than blocking all of them in advance. Moreover he/she may wish to reinvestment, the gains drawn from earlier investment. </text:p>
      <text:p text:style-name="P16">The business engine should tell the merchant when a slab of budgeted amount should be released for its consumption for each cost header. Even if annual provision under each expense category has been made ‘on paper’, one should also be able to determine how much of the provision should be released in each cycle and how are the cycles scheduled. This way <text:soft-page-break/>merchant will be notified if out of cycle release of some provisioned amount under a specific cost header is required. It will provide him/her an indication that spend of budgeted money for a category is not going as per the predicted periodicity and there is some intermediate surge in demand of money due to some deviation in business. </text:p>
      <text:p text:style-name="P16">Such an indication of deviation may be a good or bad sign. For example if merchant comes to know that he has to release additional money for purchase of additional goods stock much ahead of its anticipated purchase date, it may be a good sign because it indicates that business is growing much faster than anticipated. Whereas if merchant needs to release additional money for branding/advertising expenses of a product or for making provision for additional discounts, out of schedule it means that product may be doing really bad business and hence needs urgent monetary support to boost its sale.</text:p>
      <text:p text:style-name="P16">Another approach is to feed back the deviations in anticipated/forecasted demands to the business engine so that business engine should be able to recalculate revised needs for additional/lesser monetary provisions. For example: <text:s/>Sale of a product is exponentially growing much ahead of its forecasted demand. It indicates more provision for purchase of its additional stock. It may also indicates more provisions for delivery expenses as more subscribers are connected to business than anticipated. </text:p>
      <text:p text:style-name="P16"><text:s/>If the business rules in subscription business engine help the merchant make the budgetary decisions, he will be able to equip himself very well against the dynamics in the market.</text:p>
      <text:h text:style-name="P5" text:outline-level="3">Products cooperation model</text:h>
      <text:p text:style-name="P16"/>
      <text:p text:style-name="P16">In banking business, few wealthy people keep their income in banks in the form of deposits and earn interest on it. Bank uses the same money to lend it to the needed but deserving people and earn interest from them. Bank charges more interest from the lenders than what it pays to the depositors and thus makes money to run the business.</text:p>
      <text:p text:style-name="P16">Here the proposition is to have a centralized “Nodal” account where ‘well doing’ products will deposit their “excess” profits. The products are considered to be ‘well doing’ when they are exceeding their profit than the forecasted profit. The difference between excess profit figure and forecasted profit figure is considered to be ‘excess profit’. </text:p>
      <text:p text:style-name="P16">This money is lend to the new coming products or non performing products to launch/boost their business. It can be used on advertising expenses on these products or offering additional/promotional discounts. The “Donor” products will gain credit points in proportion to the contributions that they have made and the “Lender” products will lose credit points in proportion to the amount they lend. This credit history will be used to clearly distinguish Top rated products from the low performing products. In case of top performing products merchant may wish to adopt different pricing strategy due to their dominant/monopolistic business growth. In case of low performing products merchant may work on appropriate business recovery measures or may decide to take some of them from subscription business.</text:p>
      <text:p text:style-name="P16"/>
      <text:h text:style-name="P5" text:outline-level="3">Metrics to track/measure performance</text:h>
      <text:p text:style-name="P12"/>
      <text:p text:style-name="P12"><text:soft-page-break/>A successful merchant who arranges a business proposition so as to attract such longer term agreements with his customers then have stable and predictable business as he almost precisely knows the demand of each of the products being sold and then can focus his efforts on minimizing wastage as well as negotiating better rates from his suppliers.</text:p>
      <text:p text:style-name="P16">Conventional Instantaneous business measures growth in terms of volume of sale. Since it does not offer a facility to remember existing customer base, it does not track the duration and volume of association with each customer. So it merely measures /predicts growth based on actual volume of sale against predicted demand and per unit gain aggregated into total gain.</text:p>
      <text:p text:style-name="P12">Subscription business is association centric. And hence health of customer-merchant association is an important metric in measuring its success. Hence overall performance of subscription business should be measured in terms of </text:p>
      <text:list xml:id="list1957877540" text:style-name="WWNum12">
        <text:list-item>
          <text:p text:style-name="P40">Monthly operational expenses</text:p>
        </text:list-item>
        <text:list-item>
          <text:p text:style-name="P40">Monthly sales and marketing expenses</text:p>
        </text:list-item>
        <text:list-item>
          <text:p text:style-name="P40">Volume of incoming (new) subscribers per month <text:s/>measured by Net new subscriptions </text:p>
        </text:list-item>
        <text:list-item>
          <text:p text:style-name="P40">Volume of churning subscribers per month</text:p>
        </text:list-item>
        <text:list-item>
          <text:p text:style-name="P40">Total subscriptions per month(to indicate demand)</text:p>
        </text:list-item>
        <text:list-item>
          <text:p text:style-name="P40">Monthly recurring revenue due to new subscriptions in a month( MRR New)</text:p>
        </text:list-item>
        <text:list-item>
          <text:p text:style-name="P40">Monthly <text:s/>recurring revenue lost due to Churned subscribers</text:p>
        </text:list-item>
        <text:list-item>
          <text:p text:style-name="P40">Monthly Average revenue per new subscriptions (ARPS (New)</text:p>
        </text:list-item>
        <text:list-item>
          <text:p text:style-name="P40">Overall monthly revenue</text:p>
        </text:list-item>
        <text:list-item>
          <text:p text:style-name="P40">Total Cost of goods sold</text:p>
        </text:list-item>
        <text:list-item>
          <text:p text:style-name="P40">Operating profit/loss(gross margin – operational expenses) and Operating profit/loss percentage( operating profit or Loss/COGS)</text:p>
        </text:list-item>
        <text:list-item>
          <text:p text:style-name="P40">Subscription Lifetime Value(SLV): ARPS(New)*Gross margin%/%MRR churn</text:p>
        </text:list-item>
        <text:list-item>
          <text:p text:style-name="P40">Subscription lifetime period = 1/%customer churn</text:p>
        </text:list-item>
        <text:list-item>
          <text:p text:style-name="P40">Cost of Acquiring a subscriptions (CAC=(sales&amp; marketing expense/# new subscription) *1000) : Isn’t giving discount per item included in cost of acquiring a customer?</text:p>
        </text:list-item>
        <text:list-item>
          <text:p text:style-name="P40">SLV to CAC ratio: SLV/CAC. This indicates how much a subscription will yield by investing specific cost of acquiring a customer as a subscription. For a healthy product this ratio should be more than 4.It means if a merchant invests x rupees in acquiring a subscription, the subscription should at-least yield 4x rupees of business with the merchant.</text:p>
        </text:list-item>
        <text:list-item>
          <text:p text:style-name="P40">Months to recover CAC= CAC/(ARPS(New)*Gross Margin%) . This indicates how many months (minimum) an average subscription should be retained in order to at least recover cost of acquiring it.</text:p>
        </text:list-item>
        <text:list-item>
          <text:p text:style-name="P40">Strength of merchants association (subscription) with subscribers tracked through percentage of subscription renewals out of total subscriptions made during year. It will provide the effectiveness of subscription business model as well as different loyalty programs launched to promote subscribers to renew <text:s/>their subscriptions</text:p>
        </text:list-item>
        <text:list-item>
          <text:p text:style-name="P40">Distribution of average purchase volumes (basket sizes) in terms of weight, periodicity and price. This will help optimize delivery expenses. Also it will provide an analysis of effectiveness of different benefit schemes launched to attract subscribers to subscriber for more.</text:p>
        </text:list-item>
        <text:list-item>
          <text:p text:style-name="P40"><text:soft-page-break/>Average frequency of changes in the subscribed content per subscription. This will provide analysis on how much committed an average subscriber is to the initial subscription content. If the content changes are too frequent and more than a threshold percentage of total subscribed content ( say 20% of the total subscribed content) then the business starts behaving like and instantaneous sale business and such behaviour may require to be curbed. Else it will ruin away all multi-layered benefits that everyone used to get due to nature predictability associated with subscription business. </text:p>
        </text:list-item>
      </text:list>
      <text:p text:style-name="P12"/>
      <text:p text:style-name="P12">These health indicators provide a multi-dimensional view of subscription business to merchant and help him/her provide attention to a specific dimension to ensure appropriate measures are taken in a timely manner. </text:p>
      <text:p text:style-name="P12"/>
      <text:p text:style-name="P12">If large volume of new subscribers are getting added to merchant’s portfolio, but large volume of subscribers are continuously getting churned out in during their subscription period, then something is going wrong in the business and merchant needs to introspect and correct wherever required.</text:p>
      <text:p text:style-name="P12"/>
      <text:p text:style-name="P16">Similarly if majority of subscribers are changing their subscription content too frequently, forecasting, price determination and benefits offering get major hit.</text:p>
      <text:h text:style-name="P4" text:outline-level="2">Summary</text:h>
      <text:p text:style-name="P16"/>
      <text:p text:style-name="P16">So far we have seen relevance of subscription business approach for the applicable category of products and their benefits to both stakeholders, the customers and the merchants practicing subscription approach.</text:p>
      <text:p text:style-name="P16">We then converted required principles for subscription business and expectations of both stakeholders from this type of business in the form of objectives of subscription business. Now we will try to lay out design of an “ecosystem” to drive these objectives.</text:p>
      <text:p text:style-name="P16">The ecosystem will be set of roles and responsibilities of each contributor element and its correlation and collaboration with other elements so as to form subscription lifecycle. Also it lays out relevant processes and rules being followed by these elements so as to contribute to the business lifecycle. Finally it also provides decision points for each of the business event and appropriate responses to these events so as to ensure successful sustainable business.</text:p>
      <text:p text:style-name="P16">This complete business process can be implemented by deploying team of expert professionals to carry out each lifecycle activity and take appropriate decisions when needed, supplemented by semi-automatic assisting tools and system such as Microsoft excel. The same can be implemented by an intelligent software system which will not only carry out most of the operations automatically but also take decisions based on the analysis of historical data and make appropriate recommendations to merchant at critical business junctures. </text:p>
      <text:p text:style-name="P16">The detailed illustration of subscription ecosystem is provided from next sections onward with the intent of building an event based intelligent software platform which will analyse each activity and data fed to it and makes itself ready to take up appropriate decision. In <text:soft-page-break/>automatic mode the decisions are seamlessly executed and merchant can track progress on business activity management dashboards or it may work in recommendation mode where important decisions are notified to merchant where merchant can validate the same and either go with it or will have ability to override the sam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1" svg:font-family="Calibri"/>
    <style:font-face style:name="Arial Unicode MS1" svg:font-family="'Arial Unicode MS'" style:font-family-generic="swiss"/>
    <style:font-face style:name="Courier New1"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Index_20_Link" style:display-name="Index Link"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7" style:display-name="ListLabel 3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2" style:display-name="ListLabel 2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1</text:page-number></text:span><text:span text:style-name="MT3"><text:s/>| </text:span><text:span text:style-name="MT3"><text:page-count style:num-format="1">18</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Means and Instruments for a successful subscription business</dc:title>
    <dc:date>2020-10-03T16:11:12.920679041</dc:date>
    <meta:editing-duration>P0D</meta:editing-duration>
    <meta:editing-cycles>1</meta:editing-cycles>
    <meta:generator>LibreOffice/7.0.1.2$MacOSX_X86_64 LibreOffice_project/7cbcfc562f6eb6708b5ff7d7397325de9e764452</meta:generator>
    <meta:document-statistic meta:table-count="1" meta:image-count="0" meta:object-count="2" meta:page-count="18" meta:paragraph-count="279" meta:word-count="7715" meta:character-count="47986" meta:non-whitespace-character-count="40518"/>
    <meta:template xlink:type="simple" xlink:actuate="onRequest" xlink:title="" xlink:href="../../doc1.odm" meta:date="2020-10-03T16:13:11.70129930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IN"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gap-width="219"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link-data-style-to-source="tru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92cm" svg:height="15.948cm" xlink:href="." xlink:type="simple" chart:class="chart:bar" chart:style-name="ch1">
        <chart:title svg:x="7.066cm" svg:y="0cm" chart:style-name="ch2">
          <text:p>Forecasting</text:p>
        </chart:title>
        <chart:legend chart:legend-position="bottom" svg:x="4.707cm" svg:y="15.419cm" style:legend-expansion="wide" chart:style-name="ch3"/>
        <chart:plot-area chart:style-name="ch4" chart:data-source-has-labels="both" svg:x="0.318cm" svg:y="1.588cm" svg:width="15.284cm" svg:height="13.329cm">
          <chart:coordinate-region svg:x="1.285cm" svg:y="1.588cm" svg:width="14.317cm" svg:height="12.589cm"/>
          <chart:axis chart:dimension="x" chart:name="primary-x" chart:style-name="ch5" chartooo:axis-type="auto">
            <chartooo:date-scale/>
            <chart:categories table:cell-range-address="local-table.$A$2:.$A$64"/>
          </chart:axis>
          <chart:axis chart:dimension="y" chart:name="primary-y" chart:style-name="ch6">
            <chart:grid chart:style-name="ch7" chart:class="major"/>
          </chart:axis>
          <chart:series chart:style-name="ch8" chart:values-cell-range-address="local-table.$B$2:.$B$64" chart:label-cell-address="local-table.$B$1" chart:class="chart:bar">
            <chart:data-point chart:repeated="63"/>
          </chart:series>
          <chart:series chart:style-name="ch9" chart:values-cell-range-address="local-table.$C$2:.$C$64" chart:label-cell-address="local-table.$C$1" chart:class="chart:bar">
            <chart:data-point chart:repeated="6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subscriptions</text:p>
              </table:table-cell>
              <table:table-cell office:value-type="string">
                <text:p>Churned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9">
                <text:p>9</text:p>
              </table:table-cell>
            </table:table-row>
            <table:table-row>
              <table:table-cell office:value-type="string">
                <text:p>2</text:p>
              </table:table-cell>
              <table:table-cell office:value-type="float" office:value="750">
                <text:p>750</text:p>
              </table:table-cell>
              <table:table-cell office:value-type="float" office:value="9">
                <text:p>9</text:p>
              </table:table-cell>
            </table:table-row>
            <table:table-row>
              <table:table-cell office:value-type="string">
                <text:p>3</text:p>
              </table:table-cell>
              <table:table-cell office:value-type="float" office:value="970">
                <text:p>970</text:p>
              </table:table-cell>
              <table:table-cell office:value-type="float" office:value="24">
                <text:p>24</text:p>
              </table:table-cell>
            </table:table-row>
            <table:table-row>
              <table:table-cell office:value-type="string">
                <text:p>4</text:p>
              </table:table-cell>
              <table:table-cell office:value-type="float" office:value="1250">
                <text:p>1250</text:p>
              </table:table-cell>
              <table:table-cell office:value-type="float" office:value="27">
                <text:p>27</text:p>
              </table:table-cell>
            </table:table-row>
            <table:table-row>
              <table:table-cell office:value-type="string">
                <text:p>5</text:p>
              </table:table-cell>
              <table:table-cell office:value-type="float" office:value="1580">
                <text:p>1580</text:p>
              </table:table-cell>
              <table:table-cell office:value-type="float" office:value="38">
                <text:p>38</text:p>
              </table:table-cell>
            </table:table-row>
            <table:table-row>
              <table:table-cell office:value-type="string">
                <text:p>6</text:p>
              </table:table-cell>
              <table:table-cell office:value-type="float" office:value="1720">
                <text:p>1720</text:p>
              </table:table-cell>
              <table:table-cell office:value-type="float" office:value="56">
                <text:p>56</text:p>
              </table:table-cell>
            </table:table-row>
            <table:table-row>
              <table:table-cell office:value-type="string">
                <text:p>7</text:p>
              </table:table-cell>
              <table:table-cell office:value-type="float" office:value="2100">
                <text:p>2100</text:p>
              </table:table-cell>
              <table:table-cell office:value-type="float" office:value="77">
                <text:p>77</text:p>
              </table:table-cell>
            </table:table-row>
            <table:table-row>
              <table:table-cell office:value-type="string">
                <text:p>8</text:p>
              </table:table-cell>
              <table:table-cell office:value-type="float" office:value="2250">
                <text:p>2250</text:p>
              </table:table-cell>
              <table:table-cell office:value-type="float" office:value="66">
                <text:p>66</text:p>
              </table:table-cell>
            </table:table-row>
            <table:table-row>
              <table:table-cell office:value-type="string">
                <text:p>9</text:p>
              </table:table-cell>
              <table:table-cell office:value-type="float" office:value="2460">
                <text:p>2460</text:p>
              </table:table-cell>
              <table:table-cell office:value-type="float" office:value="88">
                <text:p>88</text:p>
              </table:table-cell>
            </table:table-row>
            <table:table-row>
              <table:table-cell office:value-type="string">
                <text:p>10</text:p>
              </table:table-cell>
              <table:table-cell office:value-type="float" office:value="2890">
                <text:p>2890</text:p>
              </table:table-cell>
              <table:table-cell office:value-type="float" office:value="93">
                <text:p>93</text:p>
              </table:table-cell>
            </table:table-row>
            <table:table-row>
              <table:table-cell office:value-type="string">
                <text:p>11</text:p>
              </table:table-cell>
              <table:table-cell office:value-type="float" office:value="3000">
                <text:p>3000</text:p>
              </table:table-cell>
              <table:table-cell office:value-type="float" office:value="99">
                <text:p>99</text:p>
              </table:table-cell>
            </table:table-row>
            <table:table-row>
              <table:table-cell office:value-type="string">
                <text:p>12</text:p>
              </table:table-cell>
              <table:table-cell office:value-type="float" office:value="3120">
                <text:p>3120</text:p>
              </table:table-cell>
              <table:table-cell office:value-type="float" office:value="245">
                <text:p>245</text:p>
              </table:table-cell>
            </table:table-row>
            <table:table-row>
              <table:table-cell office:value-type="string">
                <text:p>13</text:p>
              </table:table-cell>
              <table:table-cell office:value-type="float" office:value="3478">
                <text:p>3478</text:p>
              </table:table-cell>
              <table:table-cell office:value-type="float" office:value="324">
                <text:p>324</text:p>
              </table:table-cell>
            </table:table-row>
            <table:table-row>
              <table:table-cell office:value-type="string">
                <text:p>14</text:p>
              </table:table-cell>
              <table:table-cell office:value-type="float" office:value="3750">
                <text:p>3750</text:p>
              </table:table-cell>
              <table:table-cell office:value-type="float" office:value="244">
                <text:p>244</text:p>
              </table:table-cell>
            </table:table-row>
            <table:table-row>
              <table:table-cell office:value-type="string">
                <text:p>15</text:p>
              </table:table-cell>
              <table:table-cell office:value-type="float" office:value="3930">
                <text:p>3930</text:p>
              </table:table-cell>
              <table:table-cell office:value-type="float" office:value="176">
                <text:p>176</text:p>
              </table:table-cell>
            </table:table-row>
            <table:table-row>
              <table:table-cell office:value-type="string">
                <text:p>16</text:p>
              </table:table-cell>
              <table:table-cell office:value-type="float" office:value="4357">
                <text:p>4357</text:p>
              </table:table-cell>
              <table:table-cell office:value-type="float" office:value="278">
                <text:p>278</text:p>
              </table:table-cell>
            </table:table-row>
            <table:table-row>
              <table:table-cell office:value-type="string">
                <text:p>17</text:p>
              </table:table-cell>
              <table:table-cell office:value-type="float" office:value="4400">
                <text:p>4400</text:p>
              </table:table-cell>
              <table:table-cell office:value-type="float" office:value="330">
                <text:p>330</text:p>
              </table:table-cell>
            </table:table-row>
            <table:table-row>
              <table:table-cell office:value-type="string">
                <text:p>18</text:p>
              </table:table-cell>
              <table:table-cell office:value-type="float" office:value="4690">
                <text:p>4690</text:p>
              </table:table-cell>
              <table:table-cell office:value-type="float" office:value="392">
                <text:p>392</text:p>
              </table:table-cell>
            </table:table-row>
            <table:table-row>
              <table:table-cell office:value-type="string">
                <text:p>19</text:p>
              </table:table-cell>
              <table:table-cell office:value-type="float" office:value="5360">
                <text:p>5360</text:p>
              </table:table-cell>
              <table:table-cell office:value-type="float" office:value="145">
                <text:p>145</text:p>
              </table:table-cell>
            </table:table-row>
            <table:table-row>
              <table:table-cell office:value-type="string">
                <text:p>20</text:p>
              </table:table-cell>
              <table:table-cell office:value-type="float" office:value="5470">
                <text:p>5470</text:p>
              </table:table-cell>
              <table:table-cell office:value-type="float" office:value="267">
                <text:p>267</text:p>
              </table:table-cell>
            </table:table-row>
            <table:table-row>
              <table:table-cell office:value-type="string">
                <text:p>21</text:p>
              </table:table-cell>
              <table:table-cell office:value-type="float" office:value="5890">
                <text:p>5890</text:p>
              </table:table-cell>
              <table:table-cell office:value-type="float" office:value="435">
                <text:p>435</text:p>
              </table:table-cell>
            </table:table-row>
            <table:table-row>
              <table:table-cell office:value-type="string">
                <text:p>22</text:p>
              </table:table-cell>
              <table:table-cell office:value-type="float" office:value="5930">
                <text:p>5930</text:p>
              </table:table-cell>
              <table:table-cell office:value-type="float" office:value="546">
                <text:p>546</text:p>
              </table:table-cell>
            </table:table-row>
            <table:table-row>
              <table:table-cell office:value-type="string">
                <text:p>23</text:p>
              </table:table-cell>
              <table:table-cell office:value-type="float" office:value="6170">
                <text:p>6170</text:p>
              </table:table-cell>
              <table:table-cell office:value-type="float" office:value="432">
                <text:p>432</text:p>
              </table:table-cell>
            </table:table-row>
            <table:table-row>
              <table:table-cell office:value-type="string">
                <text:p>24</text:p>
              </table:table-cell>
              <table:table-cell office:value-type="float" office:value="6250">
                <text:p>6250</text:p>
              </table:table-cell>
              <table:table-cell office:value-type="float" office:value="728">
                <text:p>728</text:p>
              </table:table-cell>
            </table:table-row>
            <table:table-row>
              <table:table-cell office:value-type="string">
                <text:p>25</text:p>
              </table:table-cell>
              <table:table-cell office:value-type="float" office:value="6570">
                <text:p>6570</text:p>
              </table:table-cell>
              <table:table-cell office:value-type="float" office:value="435">
                <text:p>435</text:p>
              </table:table-cell>
            </table:table-row>
            <table:table-row>
              <table:table-cell office:value-type="string">
                <text:p>26</text:p>
              </table:table-cell>
              <table:table-cell office:value-type="float" office:value="6780">
                <text:p>6780</text:p>
              </table:table-cell>
              <table:table-cell office:value-type="float" office:value="589">
                <text:p>589</text:p>
              </table:table-cell>
            </table:table-row>
            <table:table-row>
              <table:table-cell office:value-type="string">
                <text:p>27</text:p>
              </table:table-cell>
              <table:table-cell office:value-type="float" office:value="7120">
                <text:p>7120</text:p>
              </table:table-cell>
              <table:table-cell office:value-type="float" office:value="737">
                <text:p>737</text:p>
              </table:table-cell>
            </table:table-row>
            <table:table-row>
              <table:table-cell office:value-type="string">
                <text:p>28</text:p>
              </table:table-cell>
              <table:table-cell office:value-type="float" office:value="7250">
                <text:p>7250</text:p>
              </table:table-cell>
              <table:table-cell office:value-type="float" office:value="467">
                <text:p>467</text:p>
              </table:table-cell>
            </table:table-row>
            <table:table-row>
              <table:table-cell office:value-type="string">
                <text:p>29</text:p>
              </table:table-cell>
              <table:table-cell office:value-type="float" office:value="7540">
                <text:p>7540</text:p>
              </table:table-cell>
              <table:table-cell office:value-type="float" office:value="342">
                <text:p>342</text:p>
              </table:table-cell>
            </table:table-row>
            <table:table-row>
              <table:table-cell office:value-type="string">
                <text:p>30</text:p>
              </table:table-cell>
              <table:table-cell office:value-type="float" office:value="7750">
                <text:p>7750</text:p>
              </table:table-cell>
              <table:table-cell office:value-type="float" office:value="556">
                <text:p>556</text:p>
              </table:table-cell>
            </table:table-row>
            <table:table-row>
              <table:table-cell office:value-type="string">
                <text:p>31</text:p>
              </table:table-cell>
              <table:table-cell office:value-type="float" office:value="8000">
                <text:p>8000</text:p>
              </table:table-cell>
              <table:table-cell office:value-type="float" office:value="456">
                <text:p>456</text:p>
              </table:table-cell>
            </table:table-row>
            <table:table-row>
              <table:table-cell office:value-type="string">
                <text:p>32</text:p>
              </table:table-cell>
              <table:table-cell office:value-type="float" office:value="8130">
                <text:p>8130</text:p>
              </table:table-cell>
              <table:table-cell office:value-type="float" office:value="476">
                <text:p>476</text:p>
              </table:table-cell>
            </table:table-row>
            <table:table-row>
              <table:table-cell office:value-type="string">
                <text:p>33</text:p>
              </table:table-cell>
              <table:table-cell office:value-type="float" office:value="8680">
                <text:p>8680</text:p>
              </table:table-cell>
              <table:table-cell office:value-type="float" office:value="657">
                <text:p>657</text:p>
              </table:table-cell>
            </table:table-row>
            <table:table-row>
              <table:table-cell office:value-type="string">
                <text:p>34</text:p>
              </table:table-cell>
              <table:table-cell office:value-type="float" office:value="8780">
                <text:p>8780</text:p>
              </table:table-cell>
              <table:table-cell office:value-type="float" office:value="378">
                <text:p>378</text:p>
              </table:table-cell>
            </table:table-row>
            <table:table-row>
              <table:table-cell office:value-type="string">
                <text:p>35</text:p>
              </table:table-cell>
              <table:table-cell office:value-type="float" office:value="9000">
                <text:p>9000</text:p>
              </table:table-cell>
              <table:table-cell office:value-type="float" office:value="423">
                <text:p>423</text:p>
              </table:table-cell>
            </table:table-row>
            <table:table-row>
              <table:table-cell office:value-type="string">
                <text:p>36</text:p>
              </table:table-cell>
              <table:table-cell office:value-type="float" office:value="9321">
                <text:p>9321</text:p>
              </table:table-cell>
              <table:table-cell office:value-type="float" office:value="777">
                <text:p>777</text:p>
              </table:table-cell>
            </table:table-row>
            <table:table-row>
              <table:table-cell office:value-type="string">
                <text:p>37</text:p>
              </table:table-cell>
              <table:table-cell office:value-type="float" office:value="9560">
                <text:p>9560</text:p>
              </table:table-cell>
              <table:table-cell office:value-type="float" office:value="444">
                <text:p>444</text:p>
              </table:table-cell>
            </table:table-row>
            <table:table-row>
              <table:table-cell office:value-type="string">
                <text:p>38</text:p>
              </table:table-cell>
              <table:table-cell office:value-type="float" office:value="9750">
                <text:p>9750</text:p>
              </table:table-cell>
              <table:table-cell office:value-type="float" office:value="567">
                <text:p>567</text:p>
              </table:table-cell>
            </table:table-row>
            <table:table-row>
              <table:table-cell office:value-type="string">
                <text:p>39</text:p>
              </table:table-cell>
              <table:table-cell office:value-type="float" office:value="10020">
                <text:p>10020</text:p>
              </table:table-cell>
              <table:table-cell office:value-type="float" office:value="789">
                <text:p>789</text:p>
              </table:table-cell>
            </table:table-row>
            <table:table-row>
              <table:table-cell office:value-type="string">
                <text:p>40</text:p>
              </table:table-cell>
              <table:table-cell office:value-type="float" office:value="10078">
                <text:p>10078</text:p>
              </table:table-cell>
              <table:table-cell office:value-type="float" office:value="698">
                <text:p>698</text:p>
              </table:table-cell>
            </table:table-row>
            <table:table-row>
              <table:table-cell office:value-type="string">
                <text:p>41</text:p>
              </table:table-cell>
              <table:table-cell office:value-type="float" office:value="10567">
                <text:p>10567</text:p>
              </table:table-cell>
              <table:table-cell office:value-type="float" office:value="802">
                <text:p>802</text:p>
              </table:table-cell>
            </table:table-row>
            <table:table-row>
              <table:table-cell office:value-type="string">
                <text:p>42</text:p>
              </table:table-cell>
              <table:table-cell office:value-type="float" office:value="10750">
                <text:p>10750</text:p>
              </table:table-cell>
              <table:table-cell office:value-type="float" office:value="781">
                <text:p>781</text:p>
              </table:table-cell>
            </table:table-row>
            <table:table-row>
              <table:table-cell office:value-type="string">
                <text:p>43</text:p>
              </table:table-cell>
              <table:table-cell office:value-type="float" office:value="11900">
                <text:p>11900</text:p>
              </table:table-cell>
              <table:table-cell office:value-type="float" office:value="882">
                <text:p>882</text:p>
              </table:table-cell>
            </table:table-row>
            <table:table-row>
              <table:table-cell office:value-type="string">
                <text:p>44</text:p>
              </table:table-cell>
              <table:table-cell office:value-type="float" office:value="12012">
                <text:p>12012</text:p>
              </table:table-cell>
              <table:table-cell office:value-type="float" office:value="925">
                <text:p>925</text:p>
              </table:table-cell>
            </table:table-row>
            <table:table-row>
              <table:table-cell office:value-type="string">
                <text:p>45</text:p>
              </table:table-cell>
              <table:table-cell office:value-type="float" office:value="12560">
                <text:p>12560</text:p>
              </table:table-cell>
              <table:table-cell office:value-type="float" office:value="1234">
                <text:p>1234</text:p>
              </table:table-cell>
            </table:table-row>
            <table:table-row>
              <table:table-cell office:value-type="string">
                <text:p>46</text:p>
              </table:table-cell>
              <table:table-cell office:value-type="float" office:value="13450">
                <text:p>13450</text:p>
              </table:table-cell>
              <table:table-cell office:value-type="float" office:value="1654">
                <text:p>1654</text:p>
              </table:table-cell>
            </table:table-row>
            <table:table-row>
              <table:table-cell office:value-type="string">
                <text:p>47</text:p>
              </table:table-cell>
              <table:table-cell office:value-type="float" office:value="13570">
                <text:p>13570</text:p>
              </table:table-cell>
              <table:table-cell office:value-type="float" office:value="1165">
                <text:p>1165</text:p>
              </table:table-cell>
            </table:table-row>
            <table:table-row>
              <table:table-cell office:value-type="string">
                <text:p>48</text:p>
              </table:table-cell>
              <table:table-cell office:value-type="float" office:value="14768">
                <text:p>14768</text:p>
              </table:table-cell>
              <table:table-cell office:value-type="float" office:value="988">
                <text:p>988</text:p>
              </table:table-cell>
            </table:table-row>
            <table:table-row>
              <table:table-cell office:value-type="string">
                <text:p>49</text:p>
              </table:table-cell>
              <table:table-cell office:value-type="float" office:value="14460">
                <text:p>14460</text:p>
              </table:table-cell>
              <table:table-cell office:value-type="float" office:value="1432">
                <text:p>1432</text:p>
              </table:table-cell>
            </table:table-row>
            <table:table-row>
              <table:table-cell office:value-type="string">
                <text:p>50</text:p>
              </table:table-cell>
              <table:table-cell office:value-type="float" office:value="14879">
                <text:p>14879</text:p>
              </table:table-cell>
              <table:table-cell office:value-type="float" office:value="920">
                <text:p>920</text:p>
              </table:table-cell>
            </table:table-row>
            <table:table-row>
              <table:table-cell office:value-type="string">
                <text:p>51</text:p>
              </table:table-cell>
              <table:table-cell office:value-type="float" office:value="15689">
                <text:p>15689</text:p>
              </table:table-cell>
              <table:table-cell office:value-type="float" office:value="1675">
                <text:p>1675</text:p>
              </table:table-cell>
            </table:table-row>
            <table:table-row>
              <table:table-cell office:value-type="string">
                <text:p>52</text:p>
              </table:table-cell>
              <table:table-cell office:value-type="float" office:value="15876">
                <text:p>15876</text:p>
              </table:table-cell>
              <table:table-cell office:value-type="float" office:value="1342">
                <text:p>1342</text:p>
              </table:table-cell>
            </table:table-row>
            <table:table-row>
              <table:table-cell office:value-type="string">
                <text:p>53</text:p>
              </table:table-cell>
              <table:table-cell office:value-type="float" office:value="16345">
                <text:p>16345</text:p>
              </table:table-cell>
              <table:table-cell office:value-type="float" office:value="1030">
                <text:p>1030</text:p>
              </table:table-cell>
            </table:table-row>
            <table:table-row>
              <table:table-cell office:value-type="string">
                <text:p>54</text:p>
              </table:table-cell>
              <table:table-cell office:value-type="float" office:value="16234">
                <text:p>16234</text:p>
              </table:table-cell>
              <table:table-cell office:value-type="float" office:value="1140">
                <text:p>1140</text:p>
              </table:table-cell>
            </table:table-row>
            <table:table-row>
              <table:table-cell office:value-type="string">
                <text:p>55</text:p>
              </table:table-cell>
              <table:table-cell office:value-type="float" office:value="16567">
                <text:p>16567</text:p>
              </table:table-cell>
              <table:table-cell office:value-type="float" office:value="1765">
                <text:p>1765</text:p>
              </table:table-cell>
            </table:table-row>
            <table:table-row>
              <table:table-cell office:value-type="string">
                <text:p>56</text:p>
              </table:table-cell>
              <table:table-cell office:value-type="float" office:value="16998">
                <text:p>16998</text:p>
              </table:table-cell>
              <table:table-cell office:value-type="float" office:value="2169">
                <text:p>2169</text:p>
              </table:table-cell>
            </table:table-row>
            <table:table-row>
              <table:table-cell office:value-type="string">
                <text:p>57</text:p>
              </table:table-cell>
              <table:table-cell office:value-type="float" office:value="17345">
                <text:p>17345</text:p>
              </table:table-cell>
              <table:table-cell office:value-type="float" office:value="3421">
                <text:p>3421</text:p>
              </table:table-cell>
            </table:table-row>
            <table:table-row>
              <table:table-cell office:value-type="string">
                <text:p>58</text:p>
              </table:table-cell>
              <table:table-cell office:value-type="float" office:value="17945">
                <text:p>17945</text:p>
              </table:table-cell>
              <table:table-cell office:value-type="float" office:value="4267">
                <text:p>4267</text:p>
              </table:table-cell>
            </table:table-row>
            <table:table-row>
              <table:table-cell office:value-type="string">
                <text:p>59</text:p>
              </table:table-cell>
              <table:table-cell office:value-type="float" office:value="18256">
                <text:p>18256</text:p>
              </table:table-cell>
              <table:table-cell office:value-type="float" office:value="4654">
                <text:p>4654</text:p>
              </table:table-cell>
            </table:table-row>
            <table:table-row>
              <table:table-cell office:value-type="string">
                <text:p>60</text:p>
              </table:table-cell>
              <table:table-cell office:value-type="float" office:value="18135">
                <text:p>18135</text:p>
              </table:table-cell>
              <table:table-cell office:value-type="float" office:value="5879">
                <text:p>5879</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Day</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IN"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gap-width="219"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link-data-style-to-source="tru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92cm" svg:height="7.831cm" xlink:href="." xlink:type="simple" chart:class="chart:bar" chart:style-name="ch1">
        <chart:title svg:x="7.066cm" svg:y="0cm" chart:style-name="ch2">
          <text:p>Forecasting</text:p>
        </chart:title>
        <chart:legend chart:legend-position="bottom" svg:x="4.707cm" svg:y="7.302cm" style:legend-expansion="wide" chart:style-name="ch3"/>
        <chart:plot-area chart:style-name="ch4" chart:data-source-has-labels="both" svg:x="0.318cm" svg:y="1.264cm" svg:width="15.284cm" svg:height="5.698cm">
          <chart:coordinate-region svg:x="1.285cm" svg:y="1.264cm" svg:width="14.317cm" svg:height="4.958cm"/>
          <chart:axis chart:dimension="x" chart:name="primary-x" chart:style-name="ch5" chartooo:axis-type="auto">
            <chartooo:date-scale/>
            <chart:categories table:cell-range-address="local-table.$A$2:.$A$64"/>
          </chart:axis>
          <chart:axis chart:dimension="y" chart:name="primary-y" chart:style-name="ch6">
            <chart:grid chart:style-name="ch7" chart:class="major"/>
          </chart:axis>
          <chart:series chart:style-name="ch8" chart:values-cell-range-address="local-table.$B$2:.$B$64" chart:label-cell-address="local-table.$B$1" chart:class="chart:bar">
            <chart:data-point chart:repeated="63"/>
          </chart:series>
          <chart:series chart:style-name="ch9" chart:values-cell-range-address="local-table.$C$2:.$C$64" chart:label-cell-address="local-table.$C$1" chart:class="chart:bar">
            <chart:data-point chart:repeated="6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subscriptions</text:p>
              </table:table-cell>
              <table:table-cell office:value-type="string">
                <text:p>Churned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9">
                <text:p>9</text:p>
              </table:table-cell>
            </table:table-row>
            <table:table-row>
              <table:table-cell office:value-type="string">
                <text:p>2</text:p>
              </table:table-cell>
              <table:table-cell office:value-type="float" office:value="750">
                <text:p>750</text:p>
              </table:table-cell>
              <table:table-cell office:value-type="float" office:value="9">
                <text:p>9</text:p>
              </table:table-cell>
            </table:table-row>
            <table:table-row>
              <table:table-cell office:value-type="string">
                <text:p>3</text:p>
              </table:table-cell>
              <table:table-cell office:value-type="float" office:value="970">
                <text:p>970</text:p>
              </table:table-cell>
              <table:table-cell office:value-type="float" office:value="24">
                <text:p>24</text:p>
              </table:table-cell>
            </table:table-row>
            <table:table-row>
              <table:table-cell office:value-type="string">
                <text:p>4</text:p>
              </table:table-cell>
              <table:table-cell office:value-type="float" office:value="1250">
                <text:p>1250</text:p>
              </table:table-cell>
              <table:table-cell office:value-type="float" office:value="27">
                <text:p>27</text:p>
              </table:table-cell>
            </table:table-row>
            <table:table-row>
              <table:table-cell office:value-type="string">
                <text:p>5</text:p>
              </table:table-cell>
              <table:table-cell office:value-type="float" office:value="1580">
                <text:p>1580</text:p>
              </table:table-cell>
              <table:table-cell office:value-type="float" office:value="38">
                <text:p>38</text:p>
              </table:table-cell>
            </table:table-row>
            <table:table-row>
              <table:table-cell office:value-type="string">
                <text:p>6</text:p>
              </table:table-cell>
              <table:table-cell office:value-type="float" office:value="1720">
                <text:p>1720</text:p>
              </table:table-cell>
              <table:table-cell office:value-type="float" office:value="56">
                <text:p>56</text:p>
              </table:table-cell>
            </table:table-row>
            <table:table-row>
              <table:table-cell office:value-type="string">
                <text:p>7</text:p>
              </table:table-cell>
              <table:table-cell office:value-type="float" office:value="2100">
                <text:p>2100</text:p>
              </table:table-cell>
              <table:table-cell office:value-type="float" office:value="77">
                <text:p>77</text:p>
              </table:table-cell>
            </table:table-row>
            <table:table-row>
              <table:table-cell office:value-type="string">
                <text:p>8</text:p>
              </table:table-cell>
              <table:table-cell office:value-type="float" office:value="2250">
                <text:p>2250</text:p>
              </table:table-cell>
              <table:table-cell office:value-type="float" office:value="66">
                <text:p>66</text:p>
              </table:table-cell>
            </table:table-row>
            <table:table-row>
              <table:table-cell office:value-type="string">
                <text:p>9</text:p>
              </table:table-cell>
              <table:table-cell office:value-type="float" office:value="2460">
                <text:p>2460</text:p>
              </table:table-cell>
              <table:table-cell office:value-type="float" office:value="88">
                <text:p>88</text:p>
              </table:table-cell>
            </table:table-row>
            <table:table-row>
              <table:table-cell office:value-type="string">
                <text:p>10</text:p>
              </table:table-cell>
              <table:table-cell office:value-type="float" office:value="2890">
                <text:p>2890</text:p>
              </table:table-cell>
              <table:table-cell office:value-type="float" office:value="93">
                <text:p>93</text:p>
              </table:table-cell>
            </table:table-row>
            <table:table-row>
              <table:table-cell office:value-type="string">
                <text:p>11</text:p>
              </table:table-cell>
              <table:table-cell office:value-type="float" office:value="3000">
                <text:p>3000</text:p>
              </table:table-cell>
              <table:table-cell office:value-type="float" office:value="99">
                <text:p>99</text:p>
              </table:table-cell>
            </table:table-row>
            <table:table-row>
              <table:table-cell office:value-type="string">
                <text:p>12</text:p>
              </table:table-cell>
              <table:table-cell office:value-type="float" office:value="3120">
                <text:p>3120</text:p>
              </table:table-cell>
              <table:table-cell office:value-type="float" office:value="245">
                <text:p>245</text:p>
              </table:table-cell>
            </table:table-row>
            <table:table-row>
              <table:table-cell office:value-type="string">
                <text:p>13</text:p>
              </table:table-cell>
              <table:table-cell office:value-type="float" office:value="3478">
                <text:p>3478</text:p>
              </table:table-cell>
              <table:table-cell office:value-type="float" office:value="324">
                <text:p>324</text:p>
              </table:table-cell>
            </table:table-row>
            <table:table-row>
              <table:table-cell office:value-type="string">
                <text:p>14</text:p>
              </table:table-cell>
              <table:table-cell office:value-type="float" office:value="3750">
                <text:p>3750</text:p>
              </table:table-cell>
              <table:table-cell office:value-type="float" office:value="244">
                <text:p>244</text:p>
              </table:table-cell>
            </table:table-row>
            <table:table-row>
              <table:table-cell office:value-type="string">
                <text:p>15</text:p>
              </table:table-cell>
              <table:table-cell office:value-type="float" office:value="3930">
                <text:p>3930</text:p>
              </table:table-cell>
              <table:table-cell office:value-type="float" office:value="176">
                <text:p>176</text:p>
              </table:table-cell>
            </table:table-row>
            <table:table-row>
              <table:table-cell office:value-type="string">
                <text:p>16</text:p>
              </table:table-cell>
              <table:table-cell office:value-type="float" office:value="4357">
                <text:p>4357</text:p>
              </table:table-cell>
              <table:table-cell office:value-type="float" office:value="278">
                <text:p>278</text:p>
              </table:table-cell>
            </table:table-row>
            <table:table-row>
              <table:table-cell office:value-type="string">
                <text:p>17</text:p>
              </table:table-cell>
              <table:table-cell office:value-type="float" office:value="4400">
                <text:p>4400</text:p>
              </table:table-cell>
              <table:table-cell office:value-type="float" office:value="330">
                <text:p>330</text:p>
              </table:table-cell>
            </table:table-row>
            <table:table-row>
              <table:table-cell office:value-type="string">
                <text:p>18</text:p>
              </table:table-cell>
              <table:table-cell office:value-type="float" office:value="4690">
                <text:p>4690</text:p>
              </table:table-cell>
              <table:table-cell office:value-type="float" office:value="392">
                <text:p>392</text:p>
              </table:table-cell>
            </table:table-row>
            <table:table-row>
              <table:table-cell office:value-type="string">
                <text:p>19</text:p>
              </table:table-cell>
              <table:table-cell office:value-type="float" office:value="5360">
                <text:p>5360</text:p>
              </table:table-cell>
              <table:table-cell office:value-type="float" office:value="145">
                <text:p>145</text:p>
              </table:table-cell>
            </table:table-row>
            <table:table-row>
              <table:table-cell office:value-type="string">
                <text:p>20</text:p>
              </table:table-cell>
              <table:table-cell office:value-type="float" office:value="5470">
                <text:p>5470</text:p>
              </table:table-cell>
              <table:table-cell office:value-type="float" office:value="267">
                <text:p>267</text:p>
              </table:table-cell>
            </table:table-row>
            <table:table-row>
              <table:table-cell office:value-type="string">
                <text:p>21</text:p>
              </table:table-cell>
              <table:table-cell office:value-type="float" office:value="5890">
                <text:p>5890</text:p>
              </table:table-cell>
              <table:table-cell office:value-type="float" office:value="435">
                <text:p>435</text:p>
              </table:table-cell>
            </table:table-row>
            <table:table-row>
              <table:table-cell office:value-type="string">
                <text:p>22</text:p>
              </table:table-cell>
              <table:table-cell office:value-type="float" office:value="5930">
                <text:p>5930</text:p>
              </table:table-cell>
              <table:table-cell office:value-type="float" office:value="546">
                <text:p>546</text:p>
              </table:table-cell>
            </table:table-row>
            <table:table-row>
              <table:table-cell office:value-type="string">
                <text:p>23</text:p>
              </table:table-cell>
              <table:table-cell office:value-type="float" office:value="6170">
                <text:p>6170</text:p>
              </table:table-cell>
              <table:table-cell office:value-type="float" office:value="432">
                <text:p>432</text:p>
              </table:table-cell>
            </table:table-row>
            <table:table-row>
              <table:table-cell office:value-type="string">
                <text:p>24</text:p>
              </table:table-cell>
              <table:table-cell office:value-type="float" office:value="6250">
                <text:p>6250</text:p>
              </table:table-cell>
              <table:table-cell office:value-type="float" office:value="728">
                <text:p>728</text:p>
              </table:table-cell>
            </table:table-row>
            <table:table-row>
              <table:table-cell office:value-type="string">
                <text:p>25</text:p>
              </table:table-cell>
              <table:table-cell office:value-type="float" office:value="6570">
                <text:p>6570</text:p>
              </table:table-cell>
              <table:table-cell office:value-type="float" office:value="435">
                <text:p>435</text:p>
              </table:table-cell>
            </table:table-row>
            <table:table-row>
              <table:table-cell office:value-type="string">
                <text:p>26</text:p>
              </table:table-cell>
              <table:table-cell office:value-type="float" office:value="6780">
                <text:p>6780</text:p>
              </table:table-cell>
              <table:table-cell office:value-type="float" office:value="589">
                <text:p>589</text:p>
              </table:table-cell>
            </table:table-row>
            <table:table-row>
              <table:table-cell office:value-type="string">
                <text:p>27</text:p>
              </table:table-cell>
              <table:table-cell office:value-type="float" office:value="7120">
                <text:p>7120</text:p>
              </table:table-cell>
              <table:table-cell office:value-type="float" office:value="737">
                <text:p>737</text:p>
              </table:table-cell>
            </table:table-row>
            <table:table-row>
              <table:table-cell office:value-type="string">
                <text:p>28</text:p>
              </table:table-cell>
              <table:table-cell office:value-type="float" office:value="7250">
                <text:p>7250</text:p>
              </table:table-cell>
              <table:table-cell office:value-type="float" office:value="467">
                <text:p>467</text:p>
              </table:table-cell>
            </table:table-row>
            <table:table-row>
              <table:table-cell office:value-type="string">
                <text:p>29</text:p>
              </table:table-cell>
              <table:table-cell office:value-type="float" office:value="7540">
                <text:p>7540</text:p>
              </table:table-cell>
              <table:table-cell office:value-type="float" office:value="342">
                <text:p>342</text:p>
              </table:table-cell>
            </table:table-row>
            <table:table-row>
              <table:table-cell office:value-type="string">
                <text:p>30</text:p>
              </table:table-cell>
              <table:table-cell office:value-type="float" office:value="7750">
                <text:p>7750</text:p>
              </table:table-cell>
              <table:table-cell office:value-type="float" office:value="556">
                <text:p>556</text:p>
              </table:table-cell>
            </table:table-row>
            <table:table-row>
              <table:table-cell office:value-type="string">
                <text:p>31</text:p>
              </table:table-cell>
              <table:table-cell office:value-type="float" office:value="8000">
                <text:p>8000</text:p>
              </table:table-cell>
              <table:table-cell office:value-type="float" office:value="456">
                <text:p>456</text:p>
              </table:table-cell>
            </table:table-row>
            <table:table-row>
              <table:table-cell office:value-type="string">
                <text:p>32</text:p>
              </table:table-cell>
              <table:table-cell office:value-type="float" office:value="8130">
                <text:p>8130</text:p>
              </table:table-cell>
              <table:table-cell office:value-type="float" office:value="476">
                <text:p>476</text:p>
              </table:table-cell>
            </table:table-row>
            <table:table-row>
              <table:table-cell office:value-type="string">
                <text:p>33</text:p>
              </table:table-cell>
              <table:table-cell office:value-type="float" office:value="8680">
                <text:p>8680</text:p>
              </table:table-cell>
              <table:table-cell office:value-type="float" office:value="657">
                <text:p>657</text:p>
              </table:table-cell>
            </table:table-row>
            <table:table-row>
              <table:table-cell office:value-type="string">
                <text:p>34</text:p>
              </table:table-cell>
              <table:table-cell office:value-type="float" office:value="8780">
                <text:p>8780</text:p>
              </table:table-cell>
              <table:table-cell office:value-type="float" office:value="378">
                <text:p>378</text:p>
              </table:table-cell>
            </table:table-row>
            <table:table-row>
              <table:table-cell office:value-type="string">
                <text:p>35</text:p>
              </table:table-cell>
              <table:table-cell office:value-type="float" office:value="9000">
                <text:p>9000</text:p>
              </table:table-cell>
              <table:table-cell office:value-type="float" office:value="423">
                <text:p>423</text:p>
              </table:table-cell>
            </table:table-row>
            <table:table-row>
              <table:table-cell office:value-type="string">
                <text:p>36</text:p>
              </table:table-cell>
              <table:table-cell office:value-type="float" office:value="9321">
                <text:p>9321</text:p>
              </table:table-cell>
              <table:table-cell office:value-type="float" office:value="777">
                <text:p>777</text:p>
              </table:table-cell>
            </table:table-row>
            <table:table-row>
              <table:table-cell office:value-type="string">
                <text:p>37</text:p>
              </table:table-cell>
              <table:table-cell office:value-type="float" office:value="9560">
                <text:p>9560</text:p>
              </table:table-cell>
              <table:table-cell office:value-type="float" office:value="444">
                <text:p>444</text:p>
              </table:table-cell>
            </table:table-row>
            <table:table-row>
              <table:table-cell office:value-type="string">
                <text:p>38</text:p>
              </table:table-cell>
              <table:table-cell office:value-type="float" office:value="9750">
                <text:p>9750</text:p>
              </table:table-cell>
              <table:table-cell office:value-type="float" office:value="567">
                <text:p>567</text:p>
              </table:table-cell>
            </table:table-row>
            <table:table-row>
              <table:table-cell office:value-type="string">
                <text:p>39</text:p>
              </table:table-cell>
              <table:table-cell office:value-type="float" office:value="10020">
                <text:p>10020</text:p>
              </table:table-cell>
              <table:table-cell office:value-type="float" office:value="789">
                <text:p>789</text:p>
              </table:table-cell>
            </table:table-row>
            <table:table-row>
              <table:table-cell office:value-type="string">
                <text:p>40</text:p>
              </table:table-cell>
              <table:table-cell office:value-type="float" office:value="10078">
                <text:p>10078</text:p>
              </table:table-cell>
              <table:table-cell office:value-type="float" office:value="698">
                <text:p>698</text:p>
              </table:table-cell>
            </table:table-row>
            <table:table-row>
              <table:table-cell office:value-type="string">
                <text:p>41</text:p>
              </table:table-cell>
              <table:table-cell office:value-type="float" office:value="10567">
                <text:p>10567</text:p>
              </table:table-cell>
              <table:table-cell office:value-type="float" office:value="802">
                <text:p>802</text:p>
              </table:table-cell>
            </table:table-row>
            <table:table-row>
              <table:table-cell office:value-type="string">
                <text:p>42</text:p>
              </table:table-cell>
              <table:table-cell office:value-type="float" office:value="10750">
                <text:p>10750</text:p>
              </table:table-cell>
              <table:table-cell office:value-type="float" office:value="781">
                <text:p>781</text:p>
              </table:table-cell>
            </table:table-row>
            <table:table-row>
              <table:table-cell office:value-type="string">
                <text:p>43</text:p>
              </table:table-cell>
              <table:table-cell office:value-type="float" office:value="11900">
                <text:p>11900</text:p>
              </table:table-cell>
              <table:table-cell office:value-type="float" office:value="882">
                <text:p>882</text:p>
              </table:table-cell>
            </table:table-row>
            <table:table-row>
              <table:table-cell office:value-type="string">
                <text:p>44</text:p>
              </table:table-cell>
              <table:table-cell office:value-type="float" office:value="12012">
                <text:p>12012</text:p>
              </table:table-cell>
              <table:table-cell office:value-type="float" office:value="925">
                <text:p>925</text:p>
              </table:table-cell>
            </table:table-row>
            <table:table-row>
              <table:table-cell office:value-type="string">
                <text:p>45</text:p>
              </table:table-cell>
              <table:table-cell office:value-type="float" office:value="12560">
                <text:p>12560</text:p>
              </table:table-cell>
              <table:table-cell office:value-type="float" office:value="1234">
                <text:p>1234</text:p>
              </table:table-cell>
            </table:table-row>
            <table:table-row>
              <table:table-cell office:value-type="string">
                <text:p>46</text:p>
              </table:table-cell>
              <table:table-cell office:value-type="float" office:value="13450">
                <text:p>13450</text:p>
              </table:table-cell>
              <table:table-cell office:value-type="float" office:value="1654">
                <text:p>1654</text:p>
              </table:table-cell>
            </table:table-row>
            <table:table-row>
              <table:table-cell office:value-type="string">
                <text:p>47</text:p>
              </table:table-cell>
              <table:table-cell office:value-type="float" office:value="13570">
                <text:p>13570</text:p>
              </table:table-cell>
              <table:table-cell office:value-type="float" office:value="1165">
                <text:p>1165</text:p>
              </table:table-cell>
            </table:table-row>
            <table:table-row>
              <table:table-cell office:value-type="string">
                <text:p>48</text:p>
              </table:table-cell>
              <table:table-cell office:value-type="float" office:value="14768">
                <text:p>14768</text:p>
              </table:table-cell>
              <table:table-cell office:value-type="float" office:value="988">
                <text:p>988</text:p>
              </table:table-cell>
            </table:table-row>
            <table:table-row>
              <table:table-cell office:value-type="string">
                <text:p>49</text:p>
              </table:table-cell>
              <table:table-cell office:value-type="float" office:value="14460">
                <text:p>14460</text:p>
              </table:table-cell>
              <table:table-cell office:value-type="float" office:value="1432">
                <text:p>1432</text:p>
              </table:table-cell>
            </table:table-row>
            <table:table-row>
              <table:table-cell office:value-type="string">
                <text:p>50</text:p>
              </table:table-cell>
              <table:table-cell office:value-type="float" office:value="14879">
                <text:p>14879</text:p>
              </table:table-cell>
              <table:table-cell office:value-type="float" office:value="920">
                <text:p>920</text:p>
              </table:table-cell>
            </table:table-row>
            <table:table-row>
              <table:table-cell office:value-type="string">
                <text:p>51</text:p>
              </table:table-cell>
              <table:table-cell office:value-type="float" office:value="15689">
                <text:p>15689</text:p>
              </table:table-cell>
              <table:table-cell office:value-type="float" office:value="1675">
                <text:p>1675</text:p>
              </table:table-cell>
            </table:table-row>
            <table:table-row>
              <table:table-cell office:value-type="string">
                <text:p>52</text:p>
              </table:table-cell>
              <table:table-cell office:value-type="float" office:value="15876">
                <text:p>15876</text:p>
              </table:table-cell>
              <table:table-cell office:value-type="float" office:value="1342">
                <text:p>1342</text:p>
              </table:table-cell>
            </table:table-row>
            <table:table-row>
              <table:table-cell office:value-type="string">
                <text:p>53</text:p>
              </table:table-cell>
              <table:table-cell office:value-type="float" office:value="16345">
                <text:p>16345</text:p>
              </table:table-cell>
              <table:table-cell office:value-type="float" office:value="1030">
                <text:p>1030</text:p>
              </table:table-cell>
            </table:table-row>
            <table:table-row>
              <table:table-cell office:value-type="string">
                <text:p>54</text:p>
              </table:table-cell>
              <table:table-cell office:value-type="float" office:value="16234">
                <text:p>16234</text:p>
              </table:table-cell>
              <table:table-cell office:value-type="float" office:value="1140">
                <text:p>1140</text:p>
              </table:table-cell>
            </table:table-row>
            <table:table-row>
              <table:table-cell office:value-type="string">
                <text:p>55</text:p>
              </table:table-cell>
              <table:table-cell office:value-type="float" office:value="16567">
                <text:p>16567</text:p>
              </table:table-cell>
              <table:table-cell office:value-type="float" office:value="1765">
                <text:p>1765</text:p>
              </table:table-cell>
            </table:table-row>
            <table:table-row>
              <table:table-cell office:value-type="string">
                <text:p>56</text:p>
              </table:table-cell>
              <table:table-cell office:value-type="float" office:value="16998">
                <text:p>16998</text:p>
              </table:table-cell>
              <table:table-cell office:value-type="float" office:value="2169">
                <text:p>2169</text:p>
              </table:table-cell>
            </table:table-row>
            <table:table-row>
              <table:table-cell office:value-type="string">
                <text:p>57</text:p>
              </table:table-cell>
              <table:table-cell office:value-type="float" office:value="17345">
                <text:p>17345</text:p>
              </table:table-cell>
              <table:table-cell office:value-type="float" office:value="3421">
                <text:p>3421</text:p>
              </table:table-cell>
            </table:table-row>
            <table:table-row>
              <table:table-cell office:value-type="string">
                <text:p>58</text:p>
              </table:table-cell>
              <table:table-cell office:value-type="float" office:value="17945">
                <text:p>17945</text:p>
              </table:table-cell>
              <table:table-cell office:value-type="float" office:value="4267">
                <text:p>4267</text:p>
              </table:table-cell>
            </table:table-row>
            <table:table-row>
              <table:table-cell office:value-type="string">
                <text:p>59</text:p>
              </table:table-cell>
              <table:table-cell office:value-type="float" office:value="18256">
                <text:p>18256</text:p>
              </table:table-cell>
              <table:table-cell office:value-type="float" office:value="4654">
                <text:p>4654</text:p>
              </table:table-cell>
            </table:table-row>
            <table:table-row>
              <table:table-cell office:value-type="string">
                <text:p>60</text:p>
              </table:table-cell>
              <table:table-cell office:value-type="float" office:value="18135">
                <text:p>18135</text:p>
              </table:table-cell>
              <table:table-cell office:value-type="float" office:value="5879">
                <text:p>5879</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Day</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